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a2a1b" officeooo:paragraph-rsid="000a2a1b"/>
    </style:style>
    <style:style style:name="P2" style:family="paragraph" style:parent-style-name="Text_20_body">
      <style:text-properties officeooo:rsid="000d9420" officeooo:paragraph-rsid="00281878"/>
    </style:style>
    <style:style style:name="P3" style:family="paragraph" style:parent-style-name="Text_20_body">
      <style:text-properties fo:color="#000000" officeooo:rsid="000e432f" officeooo:paragraph-rsid="00281878"/>
    </style:style>
    <style:style style:name="P4" style:family="paragraph" style:parent-style-name="Text_20_body">
      <style:text-properties fo:color="#c9211e" officeooo:rsid="002638af" officeooo:paragraph-rsid="002638af"/>
    </style:style>
    <style:style style:name="P5" style:family="paragraph" style:parent-style-name="Text_20_body">
      <style:text-properties fo:color="#ff0000" officeooo:rsid="001d8ef2" officeooo:paragraph-rsid="001f893f"/>
    </style:style>
    <style:style style:name="P6" style:family="paragraph" style:parent-style-name="Heading_20_1">
      <style:text-properties officeooo:paragraph-rsid="00281878"/>
    </style:style>
    <style:style style:name="P7" style:family="paragraph" style:parent-style-name="Heading_20_1">
      <style:text-properties officeooo:rsid="000a2a1b" officeooo:paragraph-rsid="000a2a1b"/>
    </style:style>
    <style:style style:name="P8" style:family="paragraph" style:parent-style-name="Heading_20_1">
      <style:text-properties officeooo:paragraph-rsid="0011762c"/>
    </style:style>
    <style:style style:name="P9" style:family="paragraph" style:parent-style-name="Heading_20_1">
      <style:text-properties officeooo:paragraph-rsid="00158f47"/>
    </style:style>
    <style:style style:name="P10" style:family="paragraph" style:parent-style-name="Heading_20_1">
      <style:text-properties officeooo:paragraph-rsid="000e432f"/>
    </style:style>
    <style:style style:name="P11" style:family="paragraph" style:parent-style-name="Heading_20_1">
      <style:text-properties fo:color="#000000" officeooo:rsid="00257acc" fo:background-color="#ffff00"/>
    </style:style>
    <style:style style:name="P12" style:family="paragraph" style:parent-style-name="Heading_20_1">
      <style:text-properties officeooo:paragraph-rsid="0032cafe"/>
    </style:style>
    <style:style style:name="P13" style:family="paragraph" style:parent-style-name="Heading_20_2">
      <style:text-properties style:font-name="Liberation Sans" fo:font-size="14pt" fo:font-style="italic" fo:font-weight="bold" officeooo:rsid="00158f47" officeooo:paragraph-rsid="00158f47" style:font-name-asian="Noto Sans CJK SC" style:font-size-asian="16.1000003814697pt" style:font-weight-asian="bold" style:font-name-complex="Lohit Devanagari" style:font-size-complex="16.1000003814697pt" style:font-weight-complex="bold"/>
    </style:style>
    <style:style style:name="P14" style:family="paragraph" style:parent-style-name="Heading_20_2">
      <style:text-properties officeooo:paragraph-rsid="00281878"/>
    </style:style>
    <style:style style:name="P15" style:family="paragraph" style:parent-style-name="Heading_20_2">
      <style:text-properties officeooo:rsid="000df47b" officeooo:paragraph-rsid="000df47b"/>
    </style:style>
    <style:style style:name="P16" style:family="paragraph" style:parent-style-name="Heading_20_2">
      <style:text-properties officeooo:paragraph-rsid="000df47b"/>
    </style:style>
    <style:style style:name="P17" style:family="paragraph" style:parent-style-name="Heading_20_2">
      <style:text-properties officeooo:paragraph-rsid="001c959a"/>
    </style:style>
    <style:style style:name="P18" style:family="paragraph" style:parent-style-name="Heading_20_3">
      <style:text-properties officeooo:paragraph-rsid="001833b8"/>
    </style:style>
    <style:style style:name="P19" style:family="paragraph" style:parent-style-name="Standard" style:list-style-name="L1">
      <style:text-properties officeooo:paragraph-rsid="00281878"/>
    </style:style>
    <style:style style:name="P20" style:family="paragraph" style:parent-style-name="Standard" style:list-style-name="L1">
      <style:text-properties officeooo:rsid="0018e0a5" officeooo:paragraph-rsid="00281878"/>
    </style:style>
    <style:style style:name="P21" style:family="paragraph" style:parent-style-name="Standard" style:list-style-name="L7">
      <style:text-properties fo:color="#000000" officeooo:rsid="00158f47" officeooo:paragraph-rsid="0016b768" fo:background-color="transparent"/>
    </style:style>
    <style:style style:name="P22" style:family="paragraph" style:parent-style-name="Standard" style:list-style-name="L7">
      <style:text-properties fo:color="#000000" officeooo:rsid="0016b768" officeooo:paragraph-rsid="0016b768" fo:background-color="transparent"/>
    </style:style>
    <style:style style:name="P23" style:family="paragraph" style:parent-style-name="Standard" style:list-style-name="L7">
      <style:text-properties officeooo:paragraph-rsid="0016b768" fo:background-color="transparent"/>
    </style:style>
    <style:style style:name="P24" style:family="paragraph" style:parent-style-name="Standard" style:list-style-name="L12">
      <style:text-properties officeooo:paragraph-rsid="00281878"/>
    </style:style>
    <style:style style:name="P25" style:family="paragraph" style:parent-style-name="Standard" style:list-style-name="L12">
      <style:text-properties officeooo:rsid="001f893f" officeooo:paragraph-rsid="00281878"/>
    </style:style>
    <style:style style:name="P26" style:family="paragraph" style:parent-style-name="Standard" style:list-style-name="L12">
      <style:text-properties fo:font-weight="normal" officeooo:rsid="00106f50" officeooo:paragraph-rsid="00281878" fo:background-color="transparent" style:font-weight-asian="normal" style:font-weight-complex="normal"/>
    </style:style>
    <style:style style:name="P27" style:family="paragraph" style:parent-style-name="Standard" style:list-style-name="L12">
      <style:text-properties officeooo:rsid="00211ad3" officeooo:paragraph-rsid="00281878"/>
    </style:style>
    <style:style style:name="P28" style:family="paragraph" style:parent-style-name="Standard" style:list-style-name="L15">
      <style:text-properties officeooo:paragraph-rsid="000e432f"/>
    </style:style>
    <style:style style:name="P29" style:family="paragraph" style:parent-style-name="Standard" style:list-style-name="L15">
      <style:text-properties officeooo:rsid="00188d84" officeooo:paragraph-rsid="000df47b"/>
    </style:style>
    <style:style style:name="P30" style:family="paragraph" style:parent-style-name="Standard" style:list-style-name="L15">
      <style:text-properties officeooo:rsid="000df47b" officeooo:paragraph-rsid="000df47b"/>
    </style:style>
    <style:style style:name="P31" style:family="paragraph" style:parent-style-name="Standard" style:list-style-name="L15">
      <style:text-properties officeooo:rsid="000e432f" officeooo:paragraph-rsid="000e432f"/>
    </style:style>
    <style:style style:name="P32" style:family="paragraph" style:parent-style-name="Standard" style:list-style-name="L15">
      <style:text-properties fo:color="#ff0000" fo:font-weight="normal" officeooo:rsid="000df47b" officeooo:paragraph-rsid="000df47b" style:font-weight-asian="normal" style:font-weight-complex="normal"/>
    </style:style>
    <style:style style:name="P33" style:family="paragraph" style:parent-style-name="Standard" style:list-style-name="L16">
      <style:text-properties officeooo:rsid="001eecde" officeooo:paragraph-rsid="001e6c3f"/>
    </style:style>
    <style:style style:name="P34" style:family="paragraph" style:parent-style-name="Standard" style:list-style-name="L16">
      <style:text-properties officeooo:rsid="002638af" officeooo:paragraph-rsid="002638af"/>
    </style:style>
    <style:style style:name="P35" style:family="paragraph" style:parent-style-name="Standard" style:list-style-name="L21">
      <style:text-properties officeooo:rsid="001471a2" officeooo:paragraph-rsid="00281878"/>
    </style:style>
    <style:style style:name="P36" style:family="paragraph" style:parent-style-name="Text_20_body" style:list-style-name="L2">
      <style:text-properties officeooo:paragraph-rsid="000b9b95"/>
    </style:style>
    <style:style style:name="P37" style:family="paragraph" style:parent-style-name="Text_20_body" style:list-style-name="L3">
      <style:text-properties officeooo:paragraph-rsid="00139f4f"/>
    </style:style>
    <style:style style:name="P38" style:family="paragraph" style:parent-style-name="Text_20_body" style:list-style-name="L3">
      <style:text-properties officeooo:paragraph-rsid="00158f47"/>
    </style:style>
    <style:style style:name="P39" style:family="paragraph" style:parent-style-name="Text_20_body" style:list-style-name="L3">
      <style:text-properties officeooo:rsid="00139f4f" officeooo:paragraph-rsid="00139f4f"/>
    </style:style>
    <style:style style:name="P40" style:family="paragraph" style:parent-style-name="Text_20_body" style:list-style-name="L3">
      <style:text-properties fo:color="#000000" officeooo:rsid="00158f47" officeooo:paragraph-rsid="00158f47"/>
    </style:style>
    <style:style style:name="P41" style:family="paragraph" style:parent-style-name="Text_20_body" style:list-style-name="L7">
      <style:text-properties fo:color="#000000" officeooo:rsid="00158f47" officeooo:paragraph-rsid="00158f47"/>
    </style:style>
    <style:style style:name="P42" style:family="paragraph" style:parent-style-name="Text_20_body" style:list-style-name="L7">
      <style:text-properties fo:color="#000000" officeooo:rsid="00158f47" officeooo:paragraph-rsid="0016b768"/>
    </style:style>
    <style:style style:name="P43" style:family="paragraph" style:parent-style-name="Text_20_body" style:list-style-name="L4">
      <style:text-properties fo:color="#000000" officeooo:rsid="002638af" officeooo:paragraph-rsid="002638af"/>
    </style:style>
    <style:style style:name="P44" style:family="paragraph" style:parent-style-name="Text_20_body" style:list-style-name="L5">
      <style:text-properties fo:color="#000000" officeooo:rsid="002638af" officeooo:paragraph-rsid="002638af"/>
    </style:style>
    <style:style style:name="P45" style:family="paragraph" style:parent-style-name="Text_20_body" style:list-style-name="L3">
      <style:text-properties fo:color="#000000" officeooo:paragraph-rsid="00158f47"/>
    </style:style>
    <style:style style:name="P46" style:family="paragraph" style:parent-style-name="Text_20_body" style:list-style-name="L6">
      <style:text-properties fo:color="#000000" officeooo:rsid="00121968" officeooo:paragraph-rsid="00121968"/>
    </style:style>
    <style:style style:name="P47" style:family="paragraph" style:parent-style-name="Text_20_body" style:list-style-name="L7">
      <style:text-properties fo:color="#000000" officeooo:rsid="0016ec25" officeooo:paragraph-rsid="0016ec25"/>
    </style:style>
    <style:style style:name="P48" style:family="paragraph" style:parent-style-name="Text_20_body" style:list-style-name="L10">
      <style:text-properties fo:color="#000000" officeooo:rsid="0016ec25" officeooo:paragraph-rsid="0016ec25"/>
    </style:style>
    <style:style style:name="P49" style:family="paragraph" style:parent-style-name="Text_20_body" style:list-style-name="L10">
      <style:text-properties fo:color="#000000" officeooo:rsid="001833b8" officeooo:paragraph-rsid="001833b8"/>
    </style:style>
    <style:style style:name="P50" style:family="paragraph" style:parent-style-name="Text_20_body" style:list-style-name="L17">
      <style:text-properties fo:color="#000000" fo:font-weight="normal" officeooo:rsid="002638af" officeooo:paragraph-rsid="002638af" style:font-weight-asian="normal" style:font-weight-complex="normal"/>
    </style:style>
    <style:style style:name="P51" style:family="paragraph" style:parent-style-name="Text_20_body" style:list-style-name="L28">
      <style:text-properties fo:color="#000000" officeooo:rsid="000e432f" officeooo:paragraph-rsid="00281878"/>
    </style:style>
    <style:style style:name="P52" style:family="paragraph" style:parent-style-name="Text_20_body" style:list-style-name="L4">
      <style:text-properties officeooo:paragraph-rsid="002638af"/>
    </style:style>
    <style:style style:name="P53" style:family="paragraph" style:parent-style-name="Text_20_body" style:list-style-name="L6">
      <style:text-properties officeooo:paragraph-rsid="00121968"/>
    </style:style>
    <style:style style:name="P54" style:family="paragraph" style:parent-style-name="Text_20_body" style:list-style-name="L6">
      <style:text-properties officeooo:paragraph-rsid="0011762c"/>
    </style:style>
    <style:style style:name="P55" style:family="paragraph" style:parent-style-name="Text_20_body" style:list-style-name="L6">
      <style:text-properties officeooo:paragraph-rsid="00295103"/>
    </style:style>
    <style:style style:name="P56" style:family="paragraph" style:parent-style-name="Text_20_body" style:list-style-name="L6">
      <style:text-properties officeooo:paragraph-rsid="00139b21"/>
    </style:style>
    <style:style style:name="P57" style:family="paragraph" style:parent-style-name="Text_20_body" style:list-style-name="L6">
      <style:text-properties officeooo:rsid="00121968" officeooo:paragraph-rsid="00121968"/>
    </style:style>
    <style:style style:name="P58" style:family="paragraph" style:parent-style-name="Text_20_body" style:list-style-name="L6">
      <style:text-properties officeooo:rsid="0011762c" officeooo:paragraph-rsid="0011762c"/>
    </style:style>
    <style:style style:name="P59" style:family="paragraph" style:parent-style-name="Text_20_body" style:list-style-name="L6">
      <style:text-properties officeooo:rsid="00139b21" officeooo:paragraph-rsid="00139b21"/>
    </style:style>
    <style:style style:name="P60" style:family="paragraph" style:parent-style-name="Text_20_body" style:list-style-name="L7">
      <style:text-properties officeooo:paragraph-rsid="000c8af1"/>
    </style:style>
    <style:style style:name="P61" style:family="paragraph" style:parent-style-name="Text_20_body" style:list-style-name="L7">
      <style:text-properties officeooo:paragraph-rsid="001bfe30"/>
    </style:style>
    <style:style style:name="P62" style:family="paragraph" style:parent-style-name="Text_20_body" style:list-style-name="L7">
      <style:text-properties officeooo:paragraph-rsid="001ae203"/>
    </style:style>
    <style:style style:name="P63" style:family="paragraph" style:parent-style-name="Text_20_body" style:list-style-name="L7">
      <style:text-properties officeooo:paragraph-rsid="000e432f"/>
    </style:style>
    <style:style style:name="P64" style:family="paragraph" style:parent-style-name="Text_20_body" style:list-style-name="L7">
      <style:text-properties officeooo:paragraph-rsid="0016b768"/>
    </style:style>
    <style:style style:name="P65" style:family="paragraph" style:parent-style-name="Text_20_body" style:list-style-name="L7">
      <style:text-properties officeooo:paragraph-rsid="00158f47"/>
    </style:style>
    <style:style style:name="P66" style:family="paragraph" style:parent-style-name="Text_20_body" style:list-style-name="L7">
      <style:text-properties officeooo:rsid="0016b768" officeooo:paragraph-rsid="0016b768"/>
    </style:style>
    <style:style style:name="P67" style:family="paragraph" style:parent-style-name="Text_20_body" style:list-style-name="L8">
      <style:text-properties officeooo:rsid="0016b768" officeooo:paragraph-rsid="0016b768"/>
    </style:style>
    <style:style style:name="P68" style:family="paragraph" style:parent-style-name="Text_20_body" style:list-style-name="L8">
      <style:text-properties officeooo:paragraph-rsid="0016ec25"/>
    </style:style>
    <style:style style:name="P69" style:family="paragraph" style:parent-style-name="Text_20_body" style:list-style-name="L8">
      <style:text-properties officeooo:rsid="0016ec25" officeooo:paragraph-rsid="0016ec25"/>
    </style:style>
    <style:style style:name="P70" style:family="paragraph" style:parent-style-name="Text_20_body" style:list-style-name="L9">
      <style:text-properties officeooo:rsid="0016ec25" officeooo:paragraph-rsid="0016ec25"/>
    </style:style>
    <style:style style:name="P71" style:family="paragraph" style:parent-style-name="Text_20_body" style:list-style-name="L10">
      <style:text-properties officeooo:rsid="0016ec25" officeooo:paragraph-rsid="0016ec25"/>
    </style:style>
    <style:style style:name="P72" style:family="paragraph" style:parent-style-name="Text_20_body" style:list-style-name="L10">
      <style:text-properties officeooo:rsid="0016ec25" officeooo:paragraph-rsid="001833b8"/>
    </style:style>
    <style:style style:name="P73" style:family="paragraph" style:parent-style-name="Text_20_body" style:list-style-name="L10">
      <style:text-properties officeooo:paragraph-rsid="001833b8"/>
    </style:style>
    <style:style style:name="P74" style:family="paragraph" style:parent-style-name="Text_20_body" style:list-style-name="L10">
      <style:text-properties officeooo:rsid="001833b8" officeooo:paragraph-rsid="001833b8"/>
    </style:style>
    <style:style style:name="P75" style:family="paragraph" style:parent-style-name="Text_20_body" style:list-style-name="L11">
      <style:text-properties officeooo:rsid="001f893f" officeooo:paragraph-rsid="00281878"/>
    </style:style>
    <style:style style:name="P76" style:family="paragraph" style:parent-style-name="Text_20_body" style:list-style-name="L13">
      <style:text-properties officeooo:rsid="0023fd6f" officeooo:paragraph-rsid="00281878"/>
    </style:style>
    <style:style style:name="P77" style:family="paragraph" style:parent-style-name="Text_20_body" style:list-style-name="L13">
      <style:text-properties officeooo:paragraph-rsid="00281878" fo:background-color="transparent"/>
    </style:style>
    <style:style style:name="P78" style:family="paragraph" style:parent-style-name="Text_20_body" style:list-style-name="L13">
      <style:text-properties officeooo:rsid="0023fd6f" officeooo:paragraph-rsid="00281878" fo:background-color="transparent"/>
    </style:style>
    <style:style style:name="P79" style:family="paragraph" style:parent-style-name="Text_20_body" style:list-style-name="L13">
      <style:text-properties fo:font-size="12pt" fo:font-weight="normal" style:font-size-asian="12pt" style:font-weight-asian="normal" style:font-size-complex="12pt" style:font-weight-complex="normal"/>
    </style:style>
    <style:style style:name="P80" style:family="paragraph" style:parent-style-name="Text_20_body" style:list-style-name="L14">
      <style:text-properties officeooo:rsid="000df47b" officeooo:paragraph-rsid="000df47b"/>
    </style:style>
    <style:style style:name="P81" style:family="paragraph" style:parent-style-name="Text_20_body" style:list-style-name="L15">
      <style:text-properties officeooo:rsid="000df47b" officeooo:paragraph-rsid="000df47b"/>
    </style:style>
    <style:style style:name="P82" style:family="paragraph" style:parent-style-name="Text_20_body" style:list-style-name="L15">
      <style:text-properties fo:font-weight="normal" officeooo:rsid="000df47b" officeooo:paragraph-rsid="000df47b" style:font-weight-asian="normal" style:font-weight-complex="normal"/>
    </style:style>
    <style:style style:name="P83" style:family="paragraph" style:parent-style-name="Text_20_body" style:list-style-name="L17">
      <style:text-properties fo:font-weight="normal" officeooo:rsid="002638af" officeooo:paragraph-rsid="002638af" style:font-weight-asian="normal" style:font-weight-complex="normal"/>
    </style:style>
    <style:style style:name="P84" style:family="paragraph" style:parent-style-name="Text_20_body" style:list-style-name="L16">
      <style:text-properties officeooo:rsid="001e6c3f" officeooo:paragraph-rsid="001e6c3f"/>
    </style:style>
    <style:style style:name="P85" style:family="paragraph" style:parent-style-name="Text_20_body" style:list-style-name="L17">
      <style:text-properties officeooo:paragraph-rsid="002638af"/>
    </style:style>
    <style:style style:name="P86" style:family="paragraph" style:parent-style-name="Text_20_body" style:list-style-name="L17">
      <style:text-properties officeooo:rsid="002638af" officeooo:paragraph-rsid="002638af"/>
    </style:style>
    <style:style style:name="P87" style:family="paragraph" style:parent-style-name="Text_20_body" style:list-style-name="L18">
      <style:text-properties officeooo:paragraph-rsid="00281878"/>
    </style:style>
    <style:style style:name="P88" style:family="paragraph" style:parent-style-name="Text_20_body" style:list-style-name="L18">
      <style:text-properties officeooo:rsid="000c8af1" officeooo:paragraph-rsid="00281878"/>
    </style:style>
    <style:style style:name="P89" style:family="paragraph" style:parent-style-name="Text_20_body" style:list-style-name="L18">
      <style:text-properties officeooo:rsid="000d9420" officeooo:paragraph-rsid="00281878"/>
    </style:style>
    <style:style style:name="P90" style:family="paragraph" style:parent-style-name="Text_20_body" style:list-style-name="L19">
      <style:text-properties officeooo:paragraph-rsid="00281878"/>
    </style:style>
    <style:style style:name="P91" style:family="paragraph" style:parent-style-name="Text_20_body" style:list-style-name="L20">
      <style:text-properties officeooo:paragraph-rsid="00281878"/>
    </style:style>
    <style:style style:name="P92" style:family="paragraph" style:parent-style-name="Text_20_body" style:list-style-name="L20">
      <style:text-properties style:use-window-font-color="true" officeooo:rsid="000d997a" officeooo:paragraph-rsid="00281878" fo:background-color="transparent"/>
    </style:style>
    <style:style style:name="P93" style:family="paragraph" style:parent-style-name="Text_20_body" style:list-style-name="L22">
      <style:text-properties officeooo:paragraph-rsid="001c959a"/>
    </style:style>
    <style:style style:name="P94" style:family="paragraph" style:parent-style-name="Text_20_body" style:list-style-name="L22">
      <style:text-properties officeooo:paragraph-rsid="001bfe30"/>
    </style:style>
    <style:style style:name="P95" style:family="paragraph" style:parent-style-name="Text_20_body" style:list-style-name="L23">
      <style:text-properties officeooo:paragraph-rsid="001c959a"/>
    </style:style>
    <style:style style:name="P96" style:family="paragraph" style:parent-style-name="Text_20_body" style:list-style-name="L23">
      <style:text-properties officeooo:rsid="001c959a" officeooo:paragraph-rsid="001c959a"/>
    </style:style>
    <style:style style:name="P97" style:family="paragraph" style:parent-style-name="Text_20_body" style:list-style-name="L24">
      <style:text-properties officeooo:rsid="001c959a" officeooo:paragraph-rsid="001c959a"/>
    </style:style>
    <style:style style:name="P98" style:family="paragraph" style:parent-style-name="Text_20_body" style:list-style-name="L25">
      <style:text-properties officeooo:rsid="001c959a" officeooo:paragraph-rsid="001c959a"/>
    </style:style>
    <style:style style:name="P99" style:family="paragraph" style:parent-style-name="Text_20_body" style:list-style-name="L24">
      <style:text-properties officeooo:paragraph-rsid="001c959a"/>
    </style:style>
    <style:style style:name="P100" style:family="paragraph" style:parent-style-name="Text_20_body" style:list-style-name="L25">
      <style:text-properties officeooo:paragraph-rsid="001d8ef2"/>
    </style:style>
    <style:style style:name="P101" style:family="paragraph" style:parent-style-name="Text_20_body" style:list-style-name="L26">
      <style:text-properties officeooo:rsid="000e432f" officeooo:paragraph-rsid="00281878"/>
    </style:style>
    <style:style style:name="P102" style:family="paragraph" style:parent-style-name="Text_20_body" style:list-style-name="L27">
      <style:text-properties officeooo:rsid="000e432f" officeooo:paragraph-rsid="00281878"/>
    </style:style>
    <style:style style:name="P103" style:family="paragraph" style:parent-style-name="Text_20_body" style:list-style-name="L28">
      <style:text-properties officeooo:rsid="000e432f" officeooo:paragraph-rsid="00281878"/>
    </style:style>
    <style:style style:name="P104" style:family="paragraph" style:parent-style-name="Text_20_body" style:list-style-name="L28">
      <style:text-properties officeooo:paragraph-rsid="00281878"/>
    </style:style>
    <style:style style:name="P105" style:family="paragraph" style:parent-style-name="Text_20_body" style:list-style-name="L28">
      <style:text-properties officeooo:rsid="000e681b" officeooo:paragraph-rsid="00281878"/>
    </style:style>
    <style:style style:name="P106" style:family="paragraph" style:parent-style-name="Text_20_body" style:list-style-name="L29">
      <style:text-properties officeooo:paragraph-rsid="0032cafe"/>
    </style:style>
    <style:style style:name="T1" style:family="text">
      <style:text-properties style:font-name="Liberation Sans" fo:font-size="18.2000007629395pt" fo:font-weight="bold" officeooo:rsid="000b1841"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 fo:font-size="18.2000007629395pt" fo:font-weight="bold" officeooo:rsid="000e432f"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 fo:font-size="18.2000007629395pt" fo:font-weight="bold" officeooo:rsid="0011762c"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 fo:font-size="18.2000007629395pt" fo:font-weight="bold" officeooo:rsid="00139b21"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iberation Sans" fo:font-size="18.2000007629395pt" fo:font-weight="bold" officeooo:rsid="00158f47"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4pt" fo:font-style="italic" fo:font-weight="bold" officeooo:rsid="000df47b" style:font-name-asian="Noto Sans CJK SC" style:font-size-asian="16.1000003814697pt" style:font-weight-asian="bold" style:font-name-complex="Lohit Devanagari" style:font-size-complex="16.1000003814697pt" style:font-weight-complex="bold"/>
    </style:style>
    <style:style style:name="T7" style:family="text">
      <style:text-properties style:font-name="Liberation Sans" fo:font-size="14pt" fo:font-style="italic" fo:font-weight="bold" officeooo:rsid="002204e1" style:font-name-asian="Noto Sans CJK SC" style:font-size-asian="16.1000003814697pt" style:font-weight-asian="bold" style:font-name-complex="Lohit Devanagari" style:font-size-complex="16.1000003814697pt" style:font-weight-complex="bold"/>
    </style:style>
    <style:style style:name="T8" style:family="text">
      <style:text-properties style:font-name="Liberation Sans" fo:font-size="14pt" fo:font-style="italic" fo:font-weight="bold" officeooo:rsid="002204e1" fo:background-color="#ffff00" loext:char-shading-value="0" style:font-name-asian="Noto Sans CJK SC" style:font-size-asian="16.1000003814697pt" style:font-weight-asian="bold" style:font-name-complex="Lohit Devanagari" style:font-size-complex="16.1000003814697pt" style:font-weight-complex="bold"/>
    </style:style>
    <style:style style:name="T9" style:family="text">
      <style:text-properties style:font-name="Liberation Sans" fo:font-size="12pt" fo:font-style="italic" fo:font-weight="normal" officeooo:rsid="001833b8" fo:background-color="transparent" loext:char-shading-value="0" style:font-name-asian="Noto Sans CJK SC" style:font-size-asian="10.5pt" style:font-weight-asian="bold" style:font-name-complex="Lohit Devanagari" style:font-size-complex="12pt" style:font-weight-complex="bold"/>
    </style:style>
    <style:style style:name="T10" style:family="text">
      <style:text-properties style:font-name="Liberation Sans" fo:font-size="18.2000007629395pt" fo:font-weight="bold" officeooo:rsid="0032cafe" style:font-name-asian="Noto Sans CJK SC" style:font-size-asian="18.2000007629395pt" style:font-weight-asian="bold" style:font-name-complex="Lohit Devanagari" style:font-size-complex="18.2000007629395pt" style:font-weight-complex="bold"/>
    </style:style>
    <style:style style:name="T11" style:family="text">
      <style:text-properties fo:color="#000000"/>
    </style:style>
    <style:style style:name="T12" style:family="text">
      <style:text-properties fo:color="#000000" fo:font-weight="bold" officeooo:rsid="00121968" style:font-weight-asian="bold" style:font-weight-complex="bold"/>
    </style:style>
    <style:style style:name="T13" style:family="text">
      <style:text-properties fo:color="#000000" fo:font-weight="bold" officeooo:rsid="0011762c" style:font-weight-asian="bold" style:font-weight-complex="bold"/>
    </style:style>
    <style:style style:name="T14" style:family="text">
      <style:text-properties fo:color="#000000" fo:font-weight="normal" fo:background-color="transparent" loext:char-shading-value="0" style:font-weight-asian="normal" style:font-weight-complex="normal"/>
    </style:style>
    <style:style style:name="T15" style:family="text">
      <style:text-properties fo:color="#000000" fo:font-weight="normal" officeooo:rsid="000d997a" fo:background-color="transparent" loext:char-shading-value="0" style:font-weight-asian="normal" style:font-weight-complex="normal"/>
    </style:style>
    <style:style style:name="T16" style:family="text">
      <style:text-properties fo:color="#000000" fo:font-weight="normal" officeooo:rsid="000df47b" fo:background-color="transparent" loext:char-shading-value="0" style:font-weight-asian="normal" style:font-weight-complex="normal"/>
    </style:style>
    <style:style style:name="T17" style:family="text">
      <style:text-properties fo:color="#000000" fo:font-weight="normal" officeooo:rsid="0023f635" fo:background-color="transparent" loext:char-shading-value="0" style:font-weight-asian="normal" style:font-weight-complex="normal"/>
    </style:style>
    <style:style style:name="T18" style:family="text">
      <style:text-properties fo:color="#000000" fo:font-weight="normal" officeooo:rsid="002638af" fo:background-color="transparent" loext:char-shading-value="0" style:font-weight-asian="normal" style:font-weight-complex="normal"/>
    </style:style>
    <style:style style:name="T19" style:family="text">
      <style:text-properties fo:color="#000000" fo:font-weight="normal" officeooo:rsid="00264392" fo:background-color="transparent" loext:char-shading-value="0" style:font-weight-asian="normal" style:font-weight-complex="normal"/>
    </style:style>
    <style:style style:name="T20" style:family="text">
      <style:text-properties fo:color="#000000" fo:font-weight="normal" officeooo:rsid="001a4582" style:font-weight-asian="normal" style:font-weight-complex="normal"/>
    </style:style>
    <style:style style:name="T21" style:family="text">
      <style:text-properties fo:color="#000000" fo:font-weight="normal" officeooo:rsid="00245dad" style:font-weight-asian="normal" style:font-weight-complex="normal"/>
    </style:style>
    <style:style style:name="T22" style:family="text">
      <style:text-properties fo:color="#000000" fo:font-weight="normal" officeooo:rsid="0016b768" style:font-weight-asian="normal" style:font-weight-complex="normal"/>
    </style:style>
    <style:style style:name="T23" style:family="text">
      <style:text-properties fo:color="#000000" fo:font-weight="normal" officeooo:rsid="0027e8c4" style:font-weight-asian="normal" style:font-weight-complex="normal"/>
    </style:style>
    <style:style style:name="T24" style:family="text">
      <style:text-properties fo:color="#000000" fo:font-weight="normal" officeooo:rsid="002638af" style:font-weight-asian="normal" style:font-weight-complex="normal"/>
    </style:style>
    <style:style style:name="T25" style:family="text">
      <style:text-properties fo:color="#000000" fo:font-weight="normal" fo:background-color="#ffff00" loext:char-shading-value="0" style:font-weight-asian="normal" style:font-weight-complex="normal"/>
    </style:style>
    <style:style style:name="T26" style:family="text">
      <style:text-properties fo:color="#000000" fo:font-weight="normal" officeooo:rsid="002638af" fo:background-color="#ffff00" loext:char-shading-value="0" style:font-weight-asian="normal" style:font-weight-complex="normal"/>
    </style:style>
    <style:style style:name="T27" style:family="text">
      <style:text-properties fo:color="#000000" officeooo:rsid="000df47b"/>
    </style:style>
    <style:style style:name="T28" style:family="text">
      <style:text-properties fo:color="#000000" fo:background-color="#ffff00" loext:char-shading-value="0"/>
    </style:style>
    <style:style style:name="T29" style:family="text">
      <style:text-properties fo:color="#000000" officeooo:rsid="000e432f" fo:background-color="#ffff00" loext:char-shading-value="0"/>
    </style:style>
    <style:style style:name="T30" style:family="text">
      <style:text-properties fo:color="#000000" officeooo:rsid="000b9b95" fo:background-color="#ffff00" loext:char-shading-value="0"/>
    </style:style>
    <style:style style:name="T31" style:family="text">
      <style:text-properties fo:color="#000000" officeooo:rsid="00121968" fo:background-color="#ffff00" loext:char-shading-value="0"/>
    </style:style>
    <style:style style:name="T32" style:family="text">
      <style:text-properties fo:color="#000000" officeooo:rsid="00139b21" fo:background-color="#ffff00" loext:char-shading-value="0"/>
    </style:style>
    <style:style style:name="T33" style:family="text">
      <style:text-properties fo:color="#000000" officeooo:rsid="00158f47" fo:background-color="#ffff00" loext:char-shading-value="0"/>
    </style:style>
    <style:style style:name="T34" style:family="text">
      <style:text-properties fo:color="#000000" officeooo:rsid="0016b768" fo:background-color="#ffff00" loext:char-shading-value="0"/>
    </style:style>
    <style:style style:name="T35" style:family="text">
      <style:text-properties fo:color="#000000" officeooo:rsid="0023fd6f" fo:background-color="#ffff00" loext:char-shading-value="0"/>
    </style:style>
    <style:style style:name="T36" style:family="text">
      <style:text-properties fo:color="#000000" officeooo:rsid="0027e8c4" fo:background-color="#ffff00" loext:char-shading-value="0"/>
    </style:style>
    <style:style style:name="T37" style:family="text">
      <style:text-properties fo:color="#000000" officeooo:rsid="000e432f"/>
    </style:style>
    <style:style style:name="T38" style:family="text">
      <style:text-properties fo:color="#000000" officeooo:rsid="000e681b"/>
    </style:style>
    <style:style style:name="T39" style:family="text">
      <style:text-properties fo:color="#000000" officeooo:rsid="0011762c"/>
    </style:style>
    <style:style style:name="T40" style:family="text">
      <style:text-properties fo:color="#000000" officeooo:rsid="000b9b95"/>
    </style:style>
    <style:style style:name="T41" style:family="text">
      <style:text-properties fo:color="#000000" officeooo:rsid="00121968"/>
    </style:style>
    <style:style style:name="T42" style:family="text">
      <style:text-properties fo:color="#000000" fo:background-color="transparent" loext:char-shading-value="0"/>
    </style:style>
    <style:style style:name="T43" style:family="text">
      <style:text-properties fo:color="#000000" officeooo:rsid="00121968" fo:background-color="transparent" loext:char-shading-value="0"/>
    </style:style>
    <style:style style:name="T44" style:family="text">
      <style:text-properties fo:color="#000000" officeooo:rsid="000b9b95" fo:background-color="transparent" loext:char-shading-value="0"/>
    </style:style>
    <style:style style:name="T45" style:family="text">
      <style:text-properties fo:color="#000000" officeooo:rsid="00139b21" fo:background-color="transparent" loext:char-shading-value="0"/>
    </style:style>
    <style:style style:name="T46" style:family="text">
      <style:text-properties fo:color="#000000" officeooo:rsid="00158f47" fo:background-color="transparent" loext:char-shading-value="0"/>
    </style:style>
    <style:style style:name="T47" style:family="text">
      <style:text-properties fo:color="#000000" officeooo:rsid="0016b768" fo:background-color="transparent" loext:char-shading-value="0"/>
    </style:style>
    <style:style style:name="T48" style:family="text">
      <style:text-properties fo:color="#000000" officeooo:rsid="000e432f" fo:background-color="transparent" loext:char-shading-value="0"/>
    </style:style>
    <style:style style:name="T49" style:family="text">
      <style:text-properties fo:color="#000000" officeooo:rsid="00158f47"/>
    </style:style>
    <style:style style:name="T50" style:family="text">
      <style:text-properties fo:color="#000000" officeooo:rsid="00139f4f"/>
    </style:style>
    <style:style style:name="T51" style:family="text">
      <style:text-properties fo:color="#000000" officeooo:rsid="0016b768"/>
    </style:style>
    <style:style style:name="T52" style:family="text">
      <style:text-properties fo:color="#000000" officeooo:rsid="0016ec25"/>
    </style:style>
    <style:style style:name="T53" style:family="text">
      <style:text-properties fo:color="#000000" officeooo:rsid="0016ec25" fo:background-color="#d4ea6b" loext:char-shading-value="0"/>
    </style:style>
    <style:style style:name="T54" style:family="text">
      <style:text-properties fo:color="#000000" officeooo:rsid="001833b8"/>
    </style:style>
    <style:style style:name="T55" style:family="text">
      <style:text-properties fo:color="#000000" officeooo:rsid="001e6c3f"/>
    </style:style>
    <style:style style:name="T56" style:family="text">
      <style:text-properties fo:color="#000000" officeooo:rsid="0027e8c4"/>
    </style:style>
    <style:style style:name="T57" style:family="text">
      <style:text-properties fo:color="#000000" style:font-name="Liberation Sans" officeooo:rsid="00158f47" fo:background-color="transparent" loext:char-shading-value="0" style:font-name-asian="Noto Sans CJK SC" style:font-name-complex="Lohit Devanagari"/>
    </style:style>
    <style:style style:name="T58" style:family="text">
      <style:text-properties fo:color="#000000" style:font-name="Liberation Sans" officeooo:rsid="00158f47" fo:background-color="#ffff00" loext:char-shading-value="0" style:font-name-asian="Noto Sans CJK SC" style:font-name-complex="Lohit Devanagari"/>
    </style:style>
    <style:style style:name="T59" style:family="text">
      <style:text-properties fo:color="#000000" style:font-name="Liberation Sans" officeooo:rsid="00257acc" fo:background-color="#ffff00" loext:char-shading-value="0" style:font-name-asian="Noto Sans CJK SC" style:font-name-complex="Lohit Devanagari"/>
    </style:style>
    <style:style style:name="T60" style:family="text">
      <style:text-properties fo:font-size="12pt" style:font-size-asian="10.5pt" style:font-size-complex="12pt"/>
    </style:style>
    <style:style style:name="T61" style:family="text">
      <style:text-properties fo:font-weight="normal" style:font-weight-asian="normal" style:font-weight-complex="normal"/>
    </style:style>
    <style:style style:name="T62" style:family="text">
      <style:text-properties fo:font-weight="normal" officeooo:rsid="001a4582" style:font-weight-asian="normal" style:font-weight-complex="normal"/>
    </style:style>
    <style:style style:name="T63" style:family="text">
      <style:text-properties fo:font-weight="normal" officeooo:rsid="000df47b" style:font-weight-asian="normal" style:font-weight-complex="normal"/>
    </style:style>
    <style:style style:name="T64" style:family="text">
      <style:text-properties fo:font-weight="normal" officeooo:rsid="000b9b95" style:font-weight-asian="normal" style:font-weight-complex="normal"/>
    </style:style>
    <style:style style:name="T65" style:family="text">
      <style:text-properties fo:font-weight="normal" officeooo:rsid="00241cac" style:font-weight-asian="normal" style:font-weight-complex="normal"/>
    </style:style>
    <style:style style:name="T66" style:family="text">
      <style:text-properties fo:font-weight="normal" officeooo:rsid="00245dad" style:font-weight-asian="normal" style:font-weight-complex="normal"/>
    </style:style>
    <style:style style:name="T67" style:family="text">
      <style:text-properties fo:font-weight="normal" officeooo:rsid="0016b768" style:font-weight-asian="normal" style:font-weight-complex="normal"/>
    </style:style>
    <style:style style:name="T68" style:family="text">
      <style:text-properties fo:font-weight="normal" officeooo:rsid="000dcdec" style:font-weight-asian="normal" style:font-weight-complex="normal"/>
    </style:style>
    <style:style style:name="T69" style:family="text">
      <style:text-properties fo:font-weight="normal" officeooo:rsid="000bf59c" style:font-weight-asian="normal" style:font-weight-complex="normal"/>
    </style:style>
    <style:style style:name="T70" style:family="text">
      <style:text-properties fo:font-weight="normal" officeooo:rsid="001f893f" style:font-weight-asian="normal" style:font-weight-complex="normal"/>
    </style:style>
    <style:style style:name="T71" style:family="text">
      <style:text-properties fo:font-weight="normal" officeooo:rsid="002638af" style:font-weight-asian="normal" style:font-weight-complex="normal"/>
    </style:style>
    <style:style style:name="T72" style:family="text">
      <style:text-properties fo:font-weight="normal" fo:background-color="transparent" loext:char-shading-value="0" style:font-weight-asian="normal" style:font-weight-complex="normal"/>
    </style:style>
    <style:style style:name="T73" style:family="text">
      <style:text-properties fo:font-weight="normal" officeooo:rsid="000b9b95" fo:background-color="transparent" loext:char-shading-value="0" style:font-weight-asian="normal" style:font-weight-complex="normal"/>
    </style:style>
    <style:style style:name="T74" style:family="text">
      <style:text-properties fo:font-weight="normal" officeooo:rsid="001f893f" fo:background-color="transparent" loext:char-shading-value="0" style:font-weight-asian="normal" style:font-weight-complex="normal"/>
    </style:style>
    <style:style style:name="T75" style:family="text">
      <style:text-properties fo:font-weight="normal" officeooo:rsid="00106f50" fo:background-color="transparent" loext:char-shading-value="0" style:font-weight-asian="normal" style:font-weight-complex="normal"/>
    </style:style>
    <style:style style:name="T76" style:family="text">
      <style:text-properties fo:font-weight="normal" officeooo:rsid="00211ad3" fo:background-color="transparent" loext:char-shading-value="0" style:font-weight-asian="normal" style:font-weight-complex="normal"/>
    </style:style>
    <style:style style:name="T77" style:family="text">
      <style:text-properties fo:font-weight="normal" officeooo:rsid="002638af" fo:background-color="transparent" loext:char-shading-value="0" style:font-weight-asian="normal" style:font-weight-complex="normal"/>
    </style:style>
    <style:style style:name="T78" style:family="text">
      <style:text-properties fo:font-weight="normal" fo:background-color="#ffff00" loext:char-shading-value="0" style:font-weight-asian="normal" style:font-weight-complex="normal"/>
    </style:style>
    <style:style style:name="T79" style:family="text">
      <style:text-properties fo:font-weight="normal" officeooo:rsid="00241cac" fo:background-color="#ffff00" loext:char-shading-value="0" style:font-weight-asian="normal" style:font-weight-complex="normal"/>
    </style:style>
    <style:style style:name="T80" style:family="text">
      <style:text-properties fo:font-weight="normal" officeooo:rsid="00245dad" fo:background-color="#ffff00" loext:char-shading-value="0" style:font-weight-asian="normal" style:font-weight-complex="normal"/>
    </style:style>
    <style:style style:name="T81" style:family="text">
      <style:text-properties fo:font-weight="normal" officeooo:rsid="0016b768" fo:background-color="#ffff00" loext:char-shading-value="0" style:font-weight-asian="normal" style:font-weight-complex="normal"/>
    </style:style>
    <style:style style:name="T82" style:family="text">
      <style:text-properties fo:font-weight="normal" officeooo:rsid="00106f50" fo:background-color="#ffff00" loext:char-shading-value="0" style:font-weight-asian="normal" style:font-weight-complex="normal"/>
    </style:style>
    <style:style style:name="T83" style:family="text">
      <style:text-properties fo:font-weight="normal" officeooo:rsid="001f893f" fo:background-color="#ffff00" loext:char-shading-value="0" style:font-weight-asian="normal" style:font-weight-complex="normal"/>
    </style:style>
    <style:style style:name="T84" style:family="text">
      <style:text-properties fo:font-weight="normal" officeooo:rsid="00211ad3" fo:background-color="#ffff00" loext:char-shading-value="0" style:font-weight-asian="normal" style:font-weight-complex="normal"/>
    </style:style>
    <style:style style:name="T85" style:family="text">
      <style:text-properties fo:font-weight="normal" officeooo:rsid="002638af" fo:background-color="#ffff00" loext:char-shading-value="0" style:font-weight-asian="normal" style:font-weight-complex="normal"/>
    </style:style>
    <style:style style:name="T86" style:family="text">
      <style:text-properties officeooo:rsid="000b9b95"/>
    </style:style>
    <style:style style:name="T87" style:family="text">
      <style:text-properties fo:color="#c9211e"/>
    </style:style>
    <style:style style:name="T88" style:family="text">
      <style:text-properties fo:color="#c9211e" officeooo:rsid="000b9b95"/>
    </style:style>
    <style:style style:name="T89" style:family="text">
      <style:text-properties fo:color="#c9211e" officeooo:rsid="000c8af1"/>
    </style:style>
    <style:style style:name="T90" style:family="text">
      <style:text-properties fo:color="#c9211e" fo:font-weight="normal" officeooo:rsid="00106f50" fo:background-color="transparent" loext:char-shading-value="0" style:font-weight-asian="normal" style:font-weight-complex="normal"/>
    </style:style>
    <style:style style:name="T91" style:family="text">
      <style:text-properties fo:color="#c9211e" fo:font-weight="normal" officeooo:rsid="00220d0c" fo:background-color="transparent" loext:char-shading-value="0" style:font-weight-asian="normal" style:font-weight-complex="normal"/>
    </style:style>
    <style:style style:name="T92" style:family="text">
      <style:text-properties fo:color="#c9211e" fo:font-weight="normal" officeooo:rsid="0023f635" fo:background-color="transparent" loext:char-shading-value="0" style:font-weight-asian="normal" style:font-weight-complex="normal"/>
    </style:style>
    <style:style style:name="T93" style:family="text">
      <style:text-properties fo:color="#c9211e" fo:font-weight="normal" officeooo:rsid="00264392" fo:background-color="transparent" loext:char-shading-value="0" style:font-weight-asian="normal" style:font-weight-complex="normal"/>
    </style:style>
    <style:style style:name="T94" style:family="text">
      <style:text-properties fo:color="#c9211e" officeooo:rsid="000e432f"/>
    </style:style>
    <style:style style:name="T95" style:family="text">
      <style:text-properties fo:color="#c9211e" officeooo:rsid="00139b21" fo:background-color="#ffff00" loext:char-shading-value="0"/>
    </style:style>
    <style:style style:name="T96" style:family="text">
      <style:text-properties fo:color="#c9211e" officeooo:rsid="0011762c"/>
    </style:style>
    <style:style style:name="T97" style:family="text">
      <style:text-properties fo:color="#c9211e" officeooo:rsid="00121968"/>
    </style:style>
    <style:style style:name="T98" style:family="text">
      <style:text-properties fo:color="#c9211e" officeooo:rsid="00139b21"/>
    </style:style>
    <style:style style:name="T99" style:family="text">
      <style:text-properties fo:color="#c9211e" officeooo:rsid="00139b21" fo:background-color="transparent" loext:char-shading-value="0"/>
    </style:style>
    <style:style style:name="T100" style:family="text">
      <style:text-properties fo:color="#c9211e" officeooo:rsid="000b9b95" fo:background-color="transparent" loext:char-shading-value="0"/>
    </style:style>
    <style:style style:name="T101" style:family="text">
      <style:text-properties fo:color="#c9211e" officeooo:rsid="000e432f" fo:background-color="transparent" loext:char-shading-value="0"/>
    </style:style>
    <style:style style:name="T102" style:family="text">
      <style:text-properties fo:color="#c9211e" officeooo:rsid="00158f47"/>
    </style:style>
    <style:style style:name="T103" style:family="text">
      <style:text-properties fo:color="#c9211e" officeooo:rsid="00139f4f"/>
    </style:style>
    <style:style style:name="T104" style:family="text">
      <style:text-properties fo:color="#c9211e" officeooo:rsid="001ae203"/>
    </style:style>
    <style:style style:name="T105" style:family="text">
      <style:text-properties fo:color="#c9211e" officeooo:rsid="000bf59c"/>
    </style:style>
    <style:style style:name="T106" style:family="text">
      <style:text-properties fo:color="#c9211e" officeooo:rsid="00106f50"/>
    </style:style>
    <style:style style:name="T107" style:family="text">
      <style:text-properties fo:color="#c9211e" officeooo:rsid="0027e8c4"/>
    </style:style>
    <style:style style:name="T108" style:family="text">
      <style:text-properties fo:color="#c9211e" style:font-name="Liberation Sans" officeooo:rsid="00106f50" fo:background-color="transparent" loext:char-shading-value="0" style:font-name-asian="Noto Sans CJK SC" style:font-name-complex="Lohit Devanagari"/>
    </style:style>
    <style:style style:name="T109" style:family="text">
      <style:text-properties fo:color="#ffbf00"/>
    </style:style>
    <style:style style:name="T110" style:family="text">
      <style:text-properties fo:color="#ffbf00" officeooo:rsid="000b9b95"/>
    </style:style>
    <style:style style:name="T111" style:family="text">
      <style:text-properties fo:color="#ffbf00" officeooo:rsid="000c8af1"/>
    </style:style>
    <style:style style:name="T112" style:family="text">
      <style:text-properties fo:color="#ffbf00" fo:font-weight="normal" officeooo:rsid="000b9b95" style:font-weight-asian="normal" style:font-weight-complex="normal"/>
    </style:style>
    <style:style style:name="T113" style:family="text">
      <style:text-properties fo:color="#ffbf00" fo:font-weight="normal" officeooo:rsid="000c8af1" style:font-weight-asian="normal" style:font-weight-complex="normal"/>
    </style:style>
    <style:style style:name="T114" style:family="text">
      <style:text-properties fo:color="#ffbf00" fo:font-weight="normal" officeooo:rsid="000b9b95" fo:background-color="transparent" loext:char-shading-value="0" style:font-weight-asian="normal" style:font-weight-complex="normal"/>
    </style:style>
    <style:style style:name="T115" style:family="text">
      <style:text-properties fo:color="#ffbf00" fo:font-weight="normal" officeooo:rsid="000c8af1" fo:background-color="transparent" loext:char-shading-value="0" style:font-weight-asian="normal" style:font-weight-complex="normal"/>
    </style:style>
    <style:style style:name="T116" style:family="text">
      <style:text-properties fo:color="#ffbf00" officeooo:rsid="0011762c"/>
    </style:style>
    <style:style style:name="T117" style:family="text">
      <style:text-properties fo:color="#ffbf00" officeooo:rsid="00121968"/>
    </style:style>
    <style:style style:name="T118" style:family="text">
      <style:text-properties fo:color="#ffbf00" officeooo:rsid="000b9b95" fo:background-color="transparent" loext:char-shading-value="0"/>
    </style:style>
    <style:style style:name="T119" style:family="text">
      <style:text-properties fo:color="#ffbf00" officeooo:rsid="00158f47"/>
    </style:style>
    <style:style style:name="T120" style:family="text">
      <style:text-properties fo:color="#ffbf00" officeooo:rsid="002638af"/>
    </style:style>
    <style:style style:name="T121" style:family="text">
      <style:text-properties fo:color="#ffbf00" officeooo:rsid="00295103"/>
    </style:style>
    <style:style style:name="T122" style:family="text">
      <style:text-properties fo:color="#ffbf00" officeooo:rsid="00310ed9"/>
    </style:style>
    <style:style style:name="T123" style:family="text">
      <style:text-properties officeooo:rsid="000c8af1"/>
    </style:style>
    <style:style style:name="T124" style:family="text">
      <style:text-properties fo:color="#158466" officeooo:rsid="000c8af1"/>
    </style:style>
    <style:style style:name="T125" style:family="text">
      <style:text-properties fo:color="#158466" officeooo:rsid="0016ec25"/>
    </style:style>
    <style:style style:name="T126" style:family="text">
      <style:text-properties fo:color="#158466" officeooo:rsid="001bfe30"/>
    </style:style>
    <style:style style:name="T127" style:family="text">
      <style:text-properties fo:background-color="#ffff00" loext:char-shading-value="0"/>
    </style:style>
    <style:style style:name="T128" style:family="text">
      <style:text-properties officeooo:rsid="000e432f" fo:background-color="#ffff00" loext:char-shading-value="0"/>
    </style:style>
    <style:style style:name="T129" style:family="text">
      <style:text-properties officeooo:rsid="000e681b" fo:background-color="#ffff00" loext:char-shading-value="0"/>
    </style:style>
    <style:style style:name="T130" style:family="text">
      <style:text-properties officeooo:rsid="0011762c" fo:background-color="#ffff00" loext:char-shading-value="0"/>
    </style:style>
    <style:style style:name="T131" style:family="text">
      <style:text-properties officeooo:rsid="00121968" fo:background-color="#ffff00" loext:char-shading-value="0"/>
    </style:style>
    <style:style style:name="T132" style:family="text">
      <style:text-properties officeooo:rsid="0016ec25" fo:background-color="#ffff00" loext:char-shading-value="0"/>
    </style:style>
    <style:style style:name="T133" style:family="text">
      <style:text-properties officeooo:rsid="001833b8" fo:background-color="#ffff00" loext:char-shading-value="0"/>
    </style:style>
    <style:style style:name="T134" style:family="text">
      <style:text-properties officeooo:rsid="001bfe30" fo:background-color="#ffff00" loext:char-shading-value="0"/>
    </style:style>
    <style:style style:name="T135" style:family="text">
      <style:text-properties officeooo:rsid="001c959a" fo:background-color="#ffff00" loext:char-shading-value="0"/>
    </style:style>
    <style:style style:name="T136" style:family="text">
      <style:text-properties officeooo:rsid="001d8ef2" fo:background-color="#ffff00" loext:char-shading-value="0"/>
    </style:style>
    <style:style style:name="T137" style:family="text">
      <style:text-properties officeooo:rsid="0020db93" fo:background-color="#ffff00" loext:char-shading-value="0"/>
    </style:style>
    <style:style style:name="T138" style:family="text">
      <style:text-properties officeooo:rsid="000bf59c" fo:background-color="#ffff00" loext:char-shading-value="0"/>
    </style:style>
    <style:style style:name="T139" style:family="text">
      <style:text-properties officeooo:rsid="000dcdec" fo:background-color="#ffff00" loext:char-shading-value="0"/>
    </style:style>
    <style:style style:name="T140" style:family="text">
      <style:text-properties officeooo:rsid="001f893f" fo:background-color="#ffff00" loext:char-shading-value="0"/>
    </style:style>
    <style:style style:name="T141" style:family="text">
      <style:text-properties officeooo:rsid="00106f50" fo:background-color="#ffff00" loext:char-shading-value="0"/>
    </style:style>
    <style:style style:name="T142" style:family="text">
      <style:text-properties officeooo:rsid="001eecde" fo:background-color="#ffff00" loext:char-shading-value="0"/>
    </style:style>
    <style:style style:name="T143" style:family="text">
      <style:text-properties officeooo:rsid="001ba858" fo:background-color="#ff4000" loext:char-shading-value="0"/>
    </style:style>
    <style:style style:name="T144" style:family="text">
      <style:text-properties officeooo:rsid="000d9420"/>
    </style:style>
    <style:style style:name="T145" style:family="text">
      <style:text-properties officeooo:rsid="000d997a"/>
    </style:style>
    <style:style style:name="T146" style:family="text">
      <style:text-properties style:use-window-font-color="true" officeooo:rsid="001471a2" fo:background-color="#ff4000" loext:char-shading-value="0"/>
    </style:style>
    <style:style style:name="T147" style:family="text">
      <style:text-properties style:use-window-font-color="true" officeooo:rsid="001471a2" fo:background-color="transparent" loext:char-shading-value="0"/>
    </style:style>
    <style:style style:name="T148" style:family="text">
      <style:text-properties style:use-window-font-color="true" officeooo:rsid="000d997a" fo:background-color="transparent" loext:char-shading-value="0"/>
    </style:style>
    <style:style style:name="T149" style:family="text">
      <style:text-properties style:use-window-font-color="true" officeooo:rsid="001471a2" fo:background-color="#ffff00" loext:char-shading-value="0"/>
    </style:style>
    <style:style style:name="T150" style:family="text">
      <style:text-properties style:use-window-font-color="true" fo:font-weight="bold" officeooo:rsid="000d997a" fo:background-color="transparent" loext:char-shading-value="0" style:font-weight-asian="bold" style:font-weight-complex="bold"/>
    </style:style>
    <style:style style:name="T151" style:family="text">
      <style:text-properties fo:background-color="transparent" loext:char-shading-value="0"/>
    </style:style>
    <style:style style:name="T152" style:family="text">
      <style:text-properties officeooo:rsid="000b9b95" fo:background-color="transparent" loext:char-shading-value="0"/>
    </style:style>
    <style:style style:name="T153" style:family="text">
      <style:text-properties fo:font-weight="bold" style:font-weight-asian="bold" style:font-weight-complex="bold"/>
    </style:style>
    <style:style style:name="T154" style:family="text">
      <style:text-properties fo:font-weight="bold" officeooo:rsid="001c959a" style:font-weight-asian="bold" style:font-weight-complex="bold"/>
    </style:style>
    <style:style style:name="T155" style:family="text">
      <style:text-properties fo:font-weight="bold" officeooo:rsid="000dcdec" style:font-weight-asian="bold" style:font-weight-complex="bold"/>
    </style:style>
    <style:style style:name="T156" style:family="text">
      <style:text-properties fo:font-weight="bold" officeooo:rsid="000bf59c" style:font-weight-asian="bold" style:font-weight-complex="bold"/>
    </style:style>
    <style:style style:name="T157" style:family="text">
      <style:text-properties fo:font-weight="bold" officeooo:rsid="00211ad3" fo:background-color="transparent" loext:char-shading-value="0" style:font-weight-asian="bold" style:font-weight-complex="bold"/>
    </style:style>
    <style:style style:name="T158" style:family="text">
      <style:text-properties fo:color="#800080" fo:font-weight="bold" officeooo:rsid="001626b6" fo:background-color="transparent" loext:char-shading-value="0" style:font-weight-asian="bold" style:font-weight-complex="bold"/>
    </style:style>
    <style:style style:name="T159" style:family="text">
      <style:text-properties fo:color="#800080" fo:font-weight="bold" officeooo:rsid="000d997a" fo:background-color="transparent" loext:char-shading-value="0" style:font-weight-asian="bold" style:font-weight-complex="bold"/>
    </style:style>
    <style:style style:name="T160" style:family="text">
      <style:text-properties officeooo:rsid="000df47b"/>
    </style:style>
    <style:style style:name="T161" style:family="text">
      <style:text-properties fo:color="#ff0000"/>
    </style:style>
    <style:style style:name="T162" style:family="text">
      <style:text-properties fo:color="#ff0000" officeooo:rsid="000df47b"/>
    </style:style>
    <style:style style:name="T163" style:family="text">
      <style:text-properties fo:color="#ff0000" officeooo:rsid="000c8af1"/>
    </style:style>
    <style:style style:name="T164" style:family="text">
      <style:text-properties fo:color="#ff0000" officeooo:rsid="000d997a"/>
    </style:style>
    <style:style style:name="T165" style:family="text">
      <style:text-properties fo:color="#ff0000" fo:font-weight="normal" style:font-weight-asian="normal" style:font-weight-complex="normal"/>
    </style:style>
    <style:style style:name="T166" style:family="text">
      <style:text-properties fo:color="#ff0000" fo:font-weight="normal" officeooo:rsid="000df47b" style:font-weight-asian="normal" style:font-weight-complex="normal"/>
    </style:style>
    <style:style style:name="T167" style:family="text">
      <style:text-properties fo:color="#ff0000" fo:font-weight="normal" officeooo:rsid="001a4582" style:font-weight-asian="normal" style:font-weight-complex="normal"/>
    </style:style>
    <style:style style:name="T168" style:family="text">
      <style:text-properties fo:color="#ff0000" fo:font-weight="normal" officeooo:rsid="000e432f" style:font-weight-asian="normal" style:font-weight-complex="normal"/>
    </style:style>
    <style:style style:name="T169" style:family="text">
      <style:text-properties fo:color="#ff0000" fo:font-weight="normal" fo:background-color="transparent" loext:char-shading-value="0" style:font-weight-asian="normal" style:font-weight-complex="normal"/>
    </style:style>
    <style:style style:name="T170" style:family="text">
      <style:text-properties fo:color="#ff0000" fo:font-weight="normal" officeooo:rsid="001f893f" fo:background-color="transparent" loext:char-shading-value="0" style:font-weight-asian="normal" style:font-weight-complex="normal"/>
    </style:style>
    <style:style style:name="T171" style:family="text">
      <style:text-properties fo:color="#ff0000" fo:font-weight="normal" officeooo:rsid="00106f50" fo:background-color="transparent" loext:char-shading-value="0" style:font-weight-asian="normal" style:font-weight-complex="normal"/>
    </style:style>
    <style:style style:name="T172" style:family="text">
      <style:text-properties fo:color="#ff0000" fo:font-weight="normal" officeooo:rsid="00211ad3" fo:background-color="transparent" loext:char-shading-value="0" style:font-weight-asian="normal" style:font-weight-complex="normal"/>
    </style:style>
    <style:style style:name="T173" style:family="text">
      <style:text-properties fo:color="#ff0000" fo:font-weight="normal" officeooo:rsid="002638af" fo:background-color="transparent" loext:char-shading-value="0" style:font-weight-asian="normal" style:font-weight-complex="normal"/>
    </style:style>
    <style:style style:name="T174" style:family="text">
      <style:text-properties fo:color="#ff0000" officeooo:rsid="000e432f"/>
    </style:style>
    <style:style style:name="T175" style:family="text">
      <style:text-properties fo:color="#ff0000" officeooo:rsid="000e681b"/>
    </style:style>
    <style:style style:name="T176" style:family="text">
      <style:text-properties fo:color="#ff0000" officeooo:rsid="0011762c"/>
    </style:style>
    <style:style style:name="T177" style:family="text">
      <style:text-properties fo:color="#ff0000" officeooo:rsid="00121968"/>
    </style:style>
    <style:style style:name="T178" style:family="text">
      <style:text-properties fo:color="#ff0000" officeooo:rsid="00139f4f"/>
    </style:style>
    <style:style style:name="T179" style:family="text">
      <style:text-properties fo:color="#ff0000" officeooo:rsid="00158f47"/>
    </style:style>
    <style:style style:name="T180" style:family="text">
      <style:text-properties fo:color="#ff0000" officeooo:rsid="0016ec25"/>
    </style:style>
    <style:style style:name="T181" style:family="text">
      <style:text-properties fo:color="#ff0000" officeooo:rsid="001833b8"/>
    </style:style>
    <style:style style:name="T182" style:family="text">
      <style:text-properties fo:color="#ff0000" officeooo:rsid="001ae203"/>
    </style:style>
    <style:style style:name="T183" style:family="text">
      <style:text-properties fo:color="#ff0000" officeooo:rsid="000e432f" fo:background-color="transparent" loext:char-shading-value="0"/>
    </style:style>
    <style:style style:name="T184" style:family="text">
      <style:text-properties fo:color="#ff0000" officeooo:rsid="001bfe30" fo:background-color="transparent" loext:char-shading-value="0"/>
    </style:style>
    <style:style style:name="T185" style:family="text">
      <style:text-properties fo:color="#ff0000" officeooo:rsid="001bfe30"/>
    </style:style>
    <style:style style:name="T186" style:family="text">
      <style:text-properties fo:color="#ff0000" officeooo:rsid="001c959a"/>
    </style:style>
    <style:style style:name="T187" style:family="text">
      <style:text-properties fo:color="#ff0000" officeooo:rsid="001d8ef2"/>
    </style:style>
    <style:style style:name="T188" style:family="text">
      <style:text-properties fo:color="#ff0000" officeooo:rsid="001e6c3f"/>
    </style:style>
    <style:style style:name="T189" style:family="text">
      <style:text-properties fo:color="#ff0000" officeooo:rsid="001f893f"/>
    </style:style>
    <style:style style:name="T190" style:family="text">
      <style:text-properties fo:color="#ff0000" officeooo:rsid="000bf59c"/>
    </style:style>
    <style:style style:name="T191" style:family="text">
      <style:text-properties fo:color="#ff0000" officeooo:rsid="001eecde"/>
    </style:style>
    <style:style style:name="T192" style:family="text">
      <style:text-properties fo:color="#ff0000" officeooo:rsid="002638af"/>
    </style:style>
    <style:style style:name="T193" style:family="text">
      <style:text-properties fo:color="#ff0000" style:font-name="Liberation Sans" fo:font-size="18.2000007629395pt" fo:font-weight="bold" officeooo:rsid="0032cafe" style:font-name-asian="Noto Sans CJK SC" style:font-size-asian="18.2000007629395pt" style:font-weight-asian="bold" style:font-name-complex="Lohit Devanagari" style:font-size-complex="18.2000007629395pt" style:font-weight-complex="bold"/>
    </style:style>
    <style:style style:name="T194" style:family="text">
      <style:text-properties fo:color="#ff0000" officeooo:rsid="0032cafe"/>
    </style:style>
    <style:style style:name="T195" style:family="text">
      <style:text-properties officeooo:rsid="001a4582"/>
    </style:style>
    <style:style style:name="T196" style:family="text">
      <style:text-properties officeooo:rsid="001bd553"/>
    </style:style>
    <style:style style:name="T197" style:family="text">
      <style:text-properties officeooo:rsid="000e432f"/>
    </style:style>
    <style:style style:name="T198" style:family="text">
      <style:text-properties officeooo:rsid="000e681b"/>
    </style:style>
    <style:style style:name="T199" style:family="text">
      <style:text-properties officeooo:rsid="0011762c"/>
    </style:style>
    <style:style style:name="T200" style:family="text">
      <style:text-properties officeooo:rsid="00121968"/>
    </style:style>
    <style:style style:name="T201" style:family="text">
      <style:text-properties officeooo:rsid="0018e0a5"/>
    </style:style>
    <style:style style:name="T202" style:family="text">
      <style:text-properties officeooo:rsid="0019a77e"/>
    </style:style>
    <style:style style:name="T203" style:family="text">
      <style:text-properties officeooo:rsid="001c44bb"/>
    </style:style>
    <style:style style:name="T204" style:family="text">
      <style:text-properties officeooo:rsid="001e43ab"/>
    </style:style>
    <style:style style:name="T205" style:family="text">
      <style:text-properties officeooo:rsid="00139b21"/>
    </style:style>
    <style:style style:name="T206" style:family="text">
      <style:text-properties officeooo:rsid="00139f4f"/>
    </style:style>
    <style:style style:name="T207" style:family="text">
      <style:text-properties officeooo:rsid="00158f47"/>
    </style:style>
    <style:style style:name="T208" style:family="text">
      <style:text-properties fo:color="#5eb91e"/>
    </style:style>
    <style:style style:name="T209" style:family="text">
      <style:text-properties fo:color="#5eb91e" officeooo:rsid="0016b768"/>
    </style:style>
    <style:style style:name="T210" style:family="text">
      <style:text-properties fo:color="#468a1a"/>
    </style:style>
    <style:style style:name="T211" style:family="text">
      <style:text-properties fo:color="#468a1a" officeooo:rsid="0016b768"/>
    </style:style>
    <style:style style:name="T212" style:family="text">
      <style:text-properties fo:color="#468a1a" officeooo:rsid="00158f47"/>
    </style:style>
    <style:style style:name="T213" style:family="text">
      <style:text-properties fo:color="#395511"/>
    </style:style>
    <style:style style:name="T214" style:family="text">
      <style:text-properties fo:color="#395511" officeooo:rsid="00158f47"/>
    </style:style>
    <style:style style:name="T215" style:family="text">
      <style:text-properties fo:color="#395511" officeooo:rsid="0016b768"/>
    </style:style>
    <style:style style:name="T216" style:family="text">
      <style:text-properties fo:color="#395511" officeooo:rsid="0016b768" fo:background-color="#ffff00" loext:char-shading-value="0"/>
    </style:style>
    <style:style style:name="T217" style:family="text">
      <style:text-properties fo:color="#342a06"/>
    </style:style>
    <style:style style:name="T218" style:family="text">
      <style:text-properties fo:color="#342a06" officeooo:rsid="00158f47"/>
    </style:style>
    <style:style style:name="T219" style:family="text">
      <style:text-properties fo:color="#342a06" officeooo:rsid="0016b768"/>
    </style:style>
    <style:style style:name="T220" style:family="text">
      <style:text-properties officeooo:rsid="0016b768"/>
    </style:style>
    <style:style style:name="T221" style:family="text">
      <style:text-properties officeooo:rsid="0016ec25"/>
    </style:style>
    <style:style style:name="T222" style:family="text">
      <style:text-properties fo:color="#2a6099" officeooo:rsid="0016ec25"/>
    </style:style>
    <style:style style:name="T223" style:family="text">
      <style:text-properties officeooo:rsid="001833b8"/>
    </style:style>
    <style:style style:name="T224" style:family="text">
      <style:text-properties officeooo:rsid="001ae203"/>
    </style:style>
    <style:style style:name="T225" style:family="text">
      <style:text-properties fo:color="#bf0041" officeooo:rsid="001ae203"/>
    </style:style>
    <style:style style:name="T226" style:family="text">
      <style:text-properties officeooo:rsid="001bfe30"/>
    </style:style>
    <style:style style:name="T227" style:family="text">
      <style:text-properties fo:color="#ff5429" officeooo:rsid="001bfe30"/>
    </style:style>
    <style:style style:name="T228" style:family="text">
      <style:text-properties fo:color="#be480a" officeooo:rsid="001bfe30"/>
    </style:style>
    <style:style style:name="T229" style:family="text">
      <style:text-properties officeooo:rsid="001c959a"/>
    </style:style>
    <style:style style:name="T230" style:family="text">
      <style:text-properties officeooo:rsid="001d8ef2"/>
    </style:style>
    <style:style style:name="T231" style:family="text">
      <style:text-properties fo:color="#111111"/>
    </style:style>
    <style:style style:name="T232" style:family="text">
      <style:text-properties fo:color="#111111" officeooo:rsid="00106f50"/>
    </style:style>
    <style:style style:name="T233" style:family="text">
      <style:text-properties fo:color="#111111" officeooo:rsid="00106f50" fo:background-color="#ffff00" loext:char-shading-value="0"/>
    </style:style>
    <style:style style:name="T234" style:family="text">
      <style:text-properties fo:color="#111111" officeooo:rsid="0023fd6f"/>
    </style:style>
    <style:style style:name="T235" style:family="text">
      <style:text-properties fo:color="#111111" style:font-name="Liberation Sans" officeooo:rsid="00158f47" fo:background-color="transparent" loext:char-shading-value="0" style:font-name-asian="Noto Sans CJK SC" style:font-name-complex="Lohit Devanagari"/>
    </style:style>
    <style:style style:name="T236" style:family="text">
      <style:text-properties fo:color="#111111" style:font-name="Liberation Sans" officeooo:rsid="00106f50" fo:background-color="transparent" loext:char-shading-value="0" style:font-name-asian="Noto Sans CJK SC" style:font-name-complex="Lohit Devanagari"/>
    </style:style>
    <style:style style:name="T237" style:family="text">
      <style:text-properties officeooo:rsid="001e6c3f"/>
    </style:style>
    <style:style style:name="T238" style:family="text">
      <style:text-properties officeooo:rsid="0020db93"/>
    </style:style>
    <style:style style:name="T239" style:family="text">
      <style:text-properties officeooo:rsid="001eecde"/>
    </style:style>
    <style:style style:name="T240" style:family="text">
      <style:text-properties officeooo:rsid="001f893f"/>
    </style:style>
    <style:style style:name="T241" style:family="text">
      <style:text-properties officeooo:rsid="000bf59c"/>
    </style:style>
    <style:style style:name="T242" style:family="text">
      <style:text-properties officeooo:rsid="000dcdec"/>
    </style:style>
    <style:style style:name="T243" style:family="text">
      <style:text-properties officeooo:rsid="00106f50"/>
    </style:style>
    <style:style style:name="T244" style:family="text">
      <style:text-properties officeooo:rsid="002204e1"/>
    </style:style>
    <style:style style:name="T245" style:family="text">
      <style:text-properties fo:color="#acb20c"/>
    </style:style>
    <style:style style:name="T246" style:family="text">
      <style:text-properties fo:color="#acb20c" fo:background-color="transparent" loext:char-shading-value="0"/>
    </style:style>
    <style:style style:name="T247" style:family="text">
      <style:text-properties fo:color="#acb20c" officeooo:rsid="0023fd6f"/>
    </style:style>
    <style:style style:name="T248" style:family="text">
      <style:text-properties fo:color="#acb20c" style:font-name="Liberation Sans" officeooo:rsid="00158f47" fo:background-color="transparent" loext:char-shading-value="0" style:font-name-asian="Noto Sans CJK SC" style:font-name-complex="Lohit Devanagari"/>
    </style:style>
    <style:style style:name="T249" style:family="text">
      <style:text-properties officeooo:rsid="002638af"/>
    </style:style>
    <style:style style:name="T250" style:family="text">
      <style:text-properties officeooo:rsid="0027e8c4"/>
    </style:style>
    <style:style style:name="T251" style:family="text">
      <style:text-properties officeooo:rsid="0032cafe"/>
    </style:style>
    <style:style style:name="T252" style:family="text">
      <style:text-properties officeooo:rsid="000a2a1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is is the main general cheat sheet for the GUN/Linux </text:p>
      <text:h text:style-name="P6" text:outline-level="1">Common Terminologies &amp; Definitions </text:h>
      <text:list xml:id="list3962057703" text:style-name="L1">
        <text:list-item>
          <text:p text:style-name="P19"><text:span text:style-name="T201">Commands: </text:span><text:span text:style-name="T200">t</text:span><text:span text:style-name="T201">exts that you type into the terminal to get a specific action. The <text:s/>commands are written in the terminal and are sent to the shell to be properly interpreted by your computer. </text:span><text:span text:style-name="T202">Commands are always case sensitive, unless specified </text:span></text:p>
        </text:list-item>
        <text:list-item>
          <text:p text:style-name="P20"><text:span text:style-name="T200">T</text:span>erminal: is a window into the shell, the middle the piece between the commands and the shell</text:p>
        </text:list-item>
        <text:list-item>
          <text:p text:style-name="P19"><text:span text:style-name="T200">Shell</text:span><text:span text:style-name="T201">: the connection between the command you input and the output of the command from the computer. The shell translate the text you input to the computer. The type of shell we are using in Ubuntu’</text:span><text:span text:style-name="T200">s</text:span><text:span text:style-name="T201"> bash shell script </text:span></text:p>
        </text:list-item>
        <text:list-item>
          <text:p text:style-name="P19"><text:span text:style-name="T203">Linux kernel: is the component </text:span><text:span text:style-name="T200">that connects the hardware to the software </text:span><text:span text:style-name="T203">of the </text:span><text:span text:style-name="T200">GUN/Linux</text:span><text:span text:style-name="T203"> operating system </text:span><text:span text:style-name="T204"><text:s/></text:span></text:p>
        </text:list-item>
      </text:list>
      <text:h text:style-name="P12" text:outline-level="1"><text:span text:style-name="T193">git</text:span><text:span text:style-name="T10"> and Linux Notes</text:span><text:span text:style-name="T252"> </text:span></text:h>
      <text:list xml:id="list1021303291" text:style-name="L29">
        <text:list-item>
          <text:p text:style-name="P106"><text:span text:style-name="T251">You can use git commands with bash commands if you add an </text:span><text:span text:style-name="T194">! </text:span><text:span text:style-name="T251">Mark </text:span></text:p>
        </text:list-item>
      </text:list>
      <text:h text:style-name="P7" text:outline-level="1">Opening Files </text:h>
      <text:p text:style-name="P1">Talk about opening files here </text:p>
      <text:list xml:id="list2248337561" text:style-name="L2">
        <text:list-item>
          <text:p text:style-name="P36"><text:span text:style-name="T86">To open any file of any format -&gt; </text:span><text:span text:style-name="T88">xdg-open</text:span><text:span text:style-name="T86">&lt;</text:span><text:span text:style-name="T110">File name </text:span><text:span text:style-name="T111">+ its pwd</text:span><text:span text:style-name="T86">&gt;</text:span></text:p>
        </text:list-item>
      </text:list>
      <text:h text:style-name="Heading_20_1" text:outline-level="1">Making Files &amp; Folders </text:h>
      <text:h text:style-name="Heading_20_2" text:outline-level="2"><text:span text:style-name="T249">Making </text:span>Files</text:h>
      <text:list xml:id="list2099038281" text:style-name="L3">
        <text:list-item>
          <text:p text:style-name="P39">You can make a file, that you can add things too right away, using the <text:span text:style-name="T161">nano</text:span> command</text:p>
          <text:list>
            <text:list-item>
              <text:p text:style-name="P39">Exp -&gt; <text:span text:style-name="T161">nano</text:span> <text:span text:style-name="T88">&lt;</text:span><text:span text:style-name="T110">File</text:span><text:span text:style-name="T116">1</text:span><text:span text:style-name="T110"> name </text:span><text:span text:style-name="T111">+ its pwd</text:span><text:span text:style-name="T88">&gt;</text:span></text:p>
            </text:list-item>
          </text:list>
        </text:list-item>
        <text:list-item>
          <text:p text:style-name="P37"><text:span text:style-name="T206">You can make a file, that you can add things too right away, using the </text:span><text:span text:style-name="T178">cat</text:span><text:span text:style-name="T206"> command</text:span></text:p>
          <text:list>
            <text:list-item>
              <text:p text:style-name="P37"><text:span text:style-name="T40">Exp -&gt; </text:span><text:span text:style-name="T178">cat</text:span><text:span text:style-name="T88"> &lt;</text:span><text:span text:style-name="T110">File</text:span><text:span text:style-name="T116">1</text:span><text:span text:style-name="T110"> name </text:span><text:span text:style-name="T111">+ its pwd</text:span><text:span text:style-name="T88">&gt;</text:span></text:p>
            </text:list-item>
          </text:list>
        </text:list-item>
        <text:list-item>
          <text:p text:style-name="P37"><text:span text:style-name="T206">You can make an empty file using the </text:span><text:span text:style-name="T178">touch</text:span><text:span text:style-name="T206"> command. You can open it later and add things to it</text:span></text:p>
          <text:list>
            <text:list-item>
              <text:p text:style-name="P37"><text:span text:style-name="T40">Exp -&gt; </text:span><text:span text:style-name="T178">touch</text:span><text:span text:style-name="T88"> &lt;</text:span><text:span text:style-name="T110">File</text:span><text:span text:style-name="T116">1</text:span><text:span text:style-name="T110"> name </text:span><text:span text:style-name="T111">+ its pwd</text:span><text:span text:style-name="T88">&gt;</text:span></text:p>
            </text:list-item>
            <text:list-item>
              <text:p text:style-name="P40">Using brace expansion {} you can create multiple files -&gt; <text:span text:style-name="T161">touch</text:span> file{1..30}.txt</text:p>
              <text:list>
                <text:list-item>
                  <text:p text:style-name="P40">This will create 30 files called file.txt ,file2.txt , all the way up to file30.txt</text:p>
                </text:list-item>
              </text:list>
            </text:list-item>
          </text:list>
        </text:list-item>
      </text:list>
      <text:h text:style-name="Heading_20_2" text:outline-level="2"><text:soft-page-break/>Sticking Files Together </text:h>
      <text:list xml:id="list763139396" text:style-name="L4">
        <text:list-item>
          <text:p text:style-name="P43">You can use the cat “concatenate” to stick files together </text:p>
          <text:list>
            <text:list-item>
              <text:p text:style-name="P52"><text:span text:style-name="T50">Exp -&gt; </text:span><text:span text:style-name="T192">cat</text:span><text:span text:style-name="T50"> </text:span><text:span text:style-name="T88">&lt;</text:span><text:span text:style-name="T110">File</text:span><text:span text:style-name="T116">1</text:span><text:span text:style-name="T110"> name </text:span><text:span text:style-name="T111">+ its pwd</text:span><text:span text:style-name="T88">&gt; &lt;</text:span><text:span text:style-name="T110">File</text:span><text:span text:style-name="T120">2</text:span><text:span text:style-name="T110"> name </text:span><text:span text:style-name="T111">+ its pwd</text:span><text:span text:style-name="T88">&gt; &lt;</text:span><text:span text:style-name="T110">File</text:span><text:span text:style-name="T120">3</text:span><text:span text:style-name="T110"> name </text:span><text:span text:style-name="T111">+ its pwd</text:span><text:span text:style-name="T88">&gt;</text:span></text:p>
            </text:list-item>
          </text:list>
        </text:list-item>
      </text:list>
      <text:h text:style-name="Heading_20_2" text:outline-level="2"><text:span text:style-name="T86">R</text:span>eversing</text:h>
      <text:list xml:id="list300033151" text:style-name="L5">
        <text:list-item>
          <text:p text:style-name="P44">Reversing the order of lines within a file </text:p>
        </text:list-item>
      </text:list>
      <text:list xml:id="list1423295111935" text:continue-list="list763139396" text:style-name="L4">
        <text:list-item>
          <text:list>
            <text:list-item>
              <text:p text:style-name="P52"><text:span text:style-name="T50">Exp -&gt; </text:span><text:span text:style-name="T192">tac</text:span><text:span text:style-name="T50"> </text:span><text:span text:style-name="T88">&lt;</text:span><text:span text:style-name="T110">File</text:span><text:span text:style-name="T116">1</text:span><text:span text:style-name="T110"> name </text:span><text:span text:style-name="T111">+ its pwd</text:span><text:span text:style-name="T88">&gt;</text:span></text:p>
            </text:list-item>
          </text:list>
        </text:list-item>
        <text:list-item>
          <text:p text:style-name="P43"><text:s/>Reversing the order of the position of characters within a line in a file </text:p>
          <text:list>
            <text:list-item>
              <text:p text:style-name="P52"><text:span text:style-name="T50">Exp -&gt; </text:span><text:span text:style-name="T192">tac</text:span><text:span text:style-name="T50"> </text:span><text:span text:style-name="T88">&lt;</text:span><text:span text:style-name="T110">File</text:span><text:span text:style-name="T116">1</text:span><text:span text:style-name="T110"> name </text:span><text:span text:style-name="T111">+ its pwd</text:span><text:span text:style-name="T88">&gt;</text:span></text:p>
            </text:list-item>
          </text:list>
        </text:list-item>
      </text:list>
      <text:p text:style-name="P4"/>
      <text:h text:style-name="P13" text:outline-level="2"><text:span text:style-name="T249">Making </text:span>Folders</text:h>
      <text:list xml:id="list1425234166465" text:continue-list="list2099038281" text:style-name="L3">
        <text:list-item>
          <text:p text:style-name="P38"><text:span text:style-name="T206">You can make a </text:span><text:span text:style-name="T207">folder</text:span><text:span text:style-name="T206">, </text:span><text:span text:style-name="T207">use</text:span><text:span text:style-name="T206"> the </text:span><text:span text:style-name="T179">mkdir</text:span><text:span text:style-name="T206"> command</text:span></text:p>
          <text:list>
            <text:list-item>
              <text:p text:style-name="P38"><text:span text:style-name="T206">Exp -&gt; </text:span><text:span text:style-name="T179">mkdir</text:span><text:span text:style-name="T206"> </text:span><text:span text:style-name="T88">&lt; </text:span><text:span text:style-name="T111">pwd/</text:span><text:span text:style-name="T119">folder1</text:span><text:span text:style-name="T88">&gt;</text:span></text:p>
            </text:list-item>
            <text:list-item>
              <text:p text:style-name="P38"><text:span text:style-name="T49">Using brace expansion {} you can create multiple folders -&gt; </text:span><text:span text:style-name="T179">mkdir</text:span><text:span text:style-name="T49"> </text:span><text:span text:style-name="T88">&lt; </text:span><text:span text:style-name="T111">pwd/</text:span><text:span text:style-name="T119">folder{1..30}</text:span><text:span text:style-name="T88">&gt;</text:span></text:p>
              <text:list>
                <text:list-item>
                  <text:p text:style-name="P45"><text:span text:style-name="T86">This will create 30 </text:span><text:span text:style-name="T207">folders</text:span><text:span text:style-name="T86"> called </text:span><text:span text:style-name="T207">folder1</text:span><text:span text:style-name="T86"> all the way up to f</text:span><text:span text:style-name="T207">older30</text:span></text:p>
                </text:list-item>
              </text:list>
            </text:list-item>
            <text:list-item>
              <text:p text:style-name="P38"><text:span text:style-name="T49">Using brace expansion {} you can create multiple folders combinations-&gt; </text:span><text:span text:style-name="T179">mkdir</text:span><text:span text:style-name="T49"> </text:span><text:span text:style-name="T88">&lt; </text:span><text:span text:style-name="T111">pwd/</text:span><text:span text:style-name="T119">folder{1..30}</text:span><text:span text:style-name="T88">&gt;_&lt; </text:span><text:span text:style-name="T111">pwd/</text:span><text:span text:style-name="T119">folder{a..z}</text:span><text:span text:style-name="T88">&gt;</text:span></text:p>
              <text:list>
                <text:list-item>
                  <text:p text:style-name="P38"><text:span text:style-name="T40">This will create </text:span><text:span text:style-name="T49">many</text:span><text:span text:style-name="T40"> </text:span><text:span text:style-name="T49">folders</text:span><text:span text:style-name="T40"> called </text:span><text:span text:style-name="T49">folder1a</text:span><text:span text:style-name="T40"> all the way up to f</text:span><text:span text:style-name="T49">older30z</text:span></text:p>
                </text:list-item>
              </text:list>
            </text:list-item>
          </text:list>
        </text:list-item>
        <text:list-item>
          <text:p text:style-name="P38"><text:span text:style-name="T206">You can make a </text:span><text:span text:style-name="T207">folder path</text:span><text:span text:style-name="T206">, </text:span><text:span text:style-name="T207">use</text:span><text:span text:style-name="T206"> the </text:span><text:span text:style-name="T179">mkdir</text:span><text:span text:style-name="T33"> -p</text:span><text:span text:style-name="T206"> command</text:span></text:p>
          <text:list>
            <text:list-item>
              <text:p text:style-name="P38"><text:span text:style-name="T50">Exp -&gt; </text:span><text:span text:style-name="T179">mkdir</text:span><text:span text:style-name="T103"> </text:span><text:span text:style-name="T88">&lt; </text:span><text:span text:style-name="T111">pwd/</text:span><text:span text:style-name="T119">folder1/folder2/folder3</text:span><text:span text:style-name="T88">&gt;</text:span></text:p>
              <text:list>
                <text:list-item>
                  <text:p text:style-name="P38"><text:span text:style-name="T207">Using the -p you were able to create folder1, folder2, and folder3 all in one shot</text:span><text:span text:style-name="T249"> </text:span></text:p>
                </text:list-item>
              </text:list>
            </text:list-item>
          </text:list>
        </text:list-item>
      </text:list>
      <text:h text:style-name="Heading_20_1" text:outline-level="1">Moving to Files &amp; Folders </text:h>
      <text:list xml:id="list2676400393" text:style-name="L6">
        <text:list-item>
          <text:p text:style-name="P53"><text:span text:style-name="T199">To </text:span><text:span text:style-name="T200">move</text:span><text:span text:style-name="T199"> a file or a folder use the </text:span><text:span text:style-name="T176">mv</text:span><text:span text:style-name="T199"> command. </text:span></text:p>
        </text:list-item>
        <text:list-item>
          <text:p text:style-name="P53"><text:span text:style-name="T200">Moving</text:span><text:span text:style-name="T199"> a file -&gt; </text:span><text:span text:style-name="T97">mv </text:span><text:span text:style-name="T88">&lt;</text:span><text:span text:style-name="T110">File</text:span><text:span text:style-name="T116">1</text:span><text:span text:style-name="T110"> name </text:span><text:span text:style-name="T111">+ its pwd</text:span><text:span text:style-name="T88">&gt;. &lt;</text:span><text:span text:style-name="T110">File</text:span><text:span text:style-name="T116">1 </text:span><text:span text:style-name="T110">name </text:span><text:span text:style-name="T111">+ its </text:span><text:span text:style-name="T117">new </text:span><text:span text:style-name="T111">pwd</text:span><text:span text:style-name="T88">&gt; </text:span></text:p>
        </text:list-item>
        <text:list-item>
          <text:p text:style-name="P53"><text:span text:style-name="T39">Renaming a folder -&gt; </text:span><text:span text:style-name="T97">mv </text:span><text:span text:style-name="T88">&lt;</text:span><text:span text:style-name="T117">folder1</text:span><text:span text:style-name="T110">name </text:span><text:span text:style-name="T111">+ its pwd</text:span><text:span text:style-name="T88">&gt; &lt;</text:span><text:span text:style-name="T117">folder1</text:span><text:span text:style-name="T110">name </text:span><text:span text:style-name="T111">+ its </text:span><text:span text:style-name="T117">new </text:span><text:span text:style-name="T111">pwd</text:span><text:span text:style-name="T88">&gt; </text:span></text:p>
        </text:list-item>
        <text:list-item>
          <text:p text:style-name="P57"><text:span text:style-name="T88">Y</text:span><text:span text:style-name="T87">ou can move and rename files at the same time </text:span></text:p>
        </text:list-item>
      </text:list>
      <text:h text:style-name="Heading_20_1" text:outline-level="1">Copying Files &amp; Folders </text:h>
      <text:list xml:id="list1423367423996" text:continue-numbering="true" text:style-name="L6">
        <text:list-item>
          <text:p text:style-name="P58">To copy a file or a folder use the <text:span text:style-name="T161">cp</text:span> command. You must add <text:span text:style-name="T127">-r</text:span> for folders </text:p>
        </text:list-item>
        <text:list-item>
          <text:p text:style-name="P54"><text:span text:style-name="T199">Copying a file -&gt; </text:span><text:span text:style-name="T96">cp</text:span><text:span text:style-name="T88">&lt;</text:span><text:span text:style-name="T110">File name </text:span><text:span text:style-name="T111">+ its pwd</text:span><text:span text:style-name="T88">&gt; &lt;</text:span><text:span text:style-name="T110">File name/</text:span><text:span text:style-name="T116">or new name</text:span><text:span text:style-name="T110"> </text:span><text:span text:style-name="T111">+ its </text:span><text:span text:style-name="T116">new </text:span><text:span text:style-name="T111">pwd</text:span><text:span text:style-name="T88">&gt;</text:span></text:p>
        </text:list-item>
        <text:list-item>
          <text:p text:style-name="P54"><text:soft-page-break/><text:span text:style-name="T39">Copying a folder -&gt; </text:span><text:span text:style-name="T96">cp -r </text:span><text:span text:style-name="T88">&lt;</text:span><text:span text:style-name="T122">folder</text:span><text:span text:style-name="T110"> name </text:span><text:span text:style-name="T111">+ its pwd</text:span><text:span text:style-name="T88">&gt; &lt;</text:span><text:span text:style-name="T122">folder</text:span><text:span text:style-name="T110"> name/</text:span><text:span text:style-name="T116">or new name</text:span><text:span text:style-name="T110"> </text:span><text:span text:style-name="T111">+ its </text:span><text:span text:style-name="T116">new </text:span><text:span text:style-name="T111">pwd</text:span><text:span text:style-name="T88">&gt;</text:span></text:p>
        </text:list-item>
        <text:list-item>
          <text:p text:style-name="P53"><text:span text:style-name="T88">You can </text:span><text:span text:style-name="T97">copy</text:span><text:span text:style-name="T88"> and rename files at the same time </text:span></text:p>
        </text:list-item>
      </text:list>
      <text:h text:style-name="P8" text:outline-level="1"><text:span text:style-name="T3">Renaming</text:span> Files &amp; Folders </text:h>
      <text:list xml:id="list1423418365835" text:continue-numbering="true" text:style-name="L6">
        <text:list-item>
          <text:p text:style-name="P54"><text:span text:style-name="T199">To </text:span><text:span text:style-name="T200">rename</text:span><text:span text:style-name="T199"> a file or a folder use the </text:span><text:span text:style-name="T176">mv</text:span><text:span text:style-name="T199"> command. </text:span></text:p>
        </text:list-item>
        <text:list-item>
          <text:p text:style-name="P54"><text:span text:style-name="T199">Renaming a file -&gt; </text:span><text:span text:style-name="T97">mv </text:span><text:span text:style-name="T88">&lt;</text:span><text:span text:style-name="T110">File</text:span><text:span text:style-name="T116">1</text:span><text:span text:style-name="T110"> name </text:span><text:span text:style-name="T111">+ its pwd</text:span><text:span text:style-name="T88">&gt;. &lt;</text:span><text:span text:style-name="T110">File</text:span><text:span text:style-name="T116">1</text:span><text:span text:style-name="T110"> </text:span><text:span text:style-name="T116">new_</text:span><text:span text:style-name="T110">name </text:span><text:span text:style-name="T111">+ its pwd</text:span><text:span text:style-name="T88">&gt; </text:span></text:p>
        </text:list-item>
        <text:list-item>
          <text:p text:style-name="P53"><text:span text:style-name="T39">Renaming a folder -&gt; </text:span><text:span text:style-name="T97">mv </text:span><text:span text:style-name="T88">&lt;</text:span><text:span text:style-name="T110">File</text:span><text:span text:style-name="T116">1</text:span><text:span text:style-name="T110"> name </text:span><text:span text:style-name="T111">+ its pwd</text:span><text:span text:style-name="T88">&gt; &lt;</text:span><text:span text:style-name="T110">File</text:span><text:span text:style-name="T116">1</text:span><text:span text:style-name="T110"> </text:span><text:span text:style-name="T116">new_</text:span><text:span text:style-name="T110">name </text:span><text:span text:style-name="T111">+ its pwd</text:span><text:span text:style-name="T88">&gt; </text:span></text:p>
          <text:list>
            <text:list-item>
              <text:p text:style-name="P46"><text:span text:style-name="T86">t</text:span>he pwd must be exactly the same otherwise the folders will be moved </text:p>
            </text:list-item>
          </text:list>
        </text:list-item>
        <text:list-item>
          <text:p text:style-name="P46"><text:span text:style-name="T88">Y</text:span><text:span text:style-name="T87">ou can move and rename files at the same time </text:span></text:p>
        </text:list-item>
      </text:list>
      <text:h text:style-name="Heading_20_1" text:outline-level="1">Removing Files <text:span text:style-name="T205">&amp; </text:span>Folder <text:span text:style-name="T206">(Permanently)</text:span></text:h>
      <text:list xml:id="list1425100910353" text:continue-numbering="true" text:style-name="L6">
        <text:list-item>
          <text:p text:style-name="P53"><text:span text:style-name="T199">To </text:span><text:span text:style-name="T200">remove</text:span><text:span text:style-name="T199"> a file or a folder use the </text:span><text:span text:style-name="T177">rm</text:span><text:span text:style-name="T199"> command. </text:span><text:span text:style-name="T200">This does not send things to the trash, the removal is permanent. Therefore always use </text:span><text:span text:style-name="T131">-i</text:span><text:span text:style-name="T200"> and </text:span><text:span text:style-name="T131">-ri</text:span><text:span text:style-name="T130"> </text:span></text:p>
        </text:list-item>
        <text:list-item>
          <text:p text:style-name="P53"><text:span text:style-name="T200">Remove</text:span><text:span text:style-name="T199"> a file -&gt; </text:span><text:span text:style-name="T97">rm </text:span><text:span text:style-name="T88">&lt;</text:span><text:span text:style-name="T110">File</text:span><text:span text:style-name="T116">1</text:span><text:span text:style-name="T110"> name </text:span><text:span text:style-name="T111">+ its pwd</text:span><text:span text:style-name="T88">&gt; </text:span></text:p>
        </text:list-item>
        <text:list-item>
          <text:p text:style-name="P57"><text:span text:style-name="T11">Remove</text:span><text:span text:style-name="T39"> </text:span><text:span text:style-name="T11">multiple </text:span><text:span text:style-name="T39">file</text:span><text:span text:style-name="T11">s</text:span><text:span text:style-name="T39"> -&gt;</text:span><text:span text:style-name="T96"> </text:span><text:span text:style-name="T87">rm </text:span><text:span text:style-name="T88">&lt;</text:span><text:span text:style-name="T110">File</text:span><text:span text:style-name="T116">1</text:span><text:span text:style-name="T110"> name </text:span><text:span text:style-name="T111">+ its pwd</text:span><text:span text:style-name="T88">&gt; &lt;</text:span><text:span text:style-name="T110">File</text:span><text:span text:style-name="T109">2</text:span><text:span text:style-name="T110"> name </text:span><text:span text:style-name="T111">+ its pwd</text:span><text:span text:style-name="T88">&gt; </text:span></text:p>
        </text:list-item>
        <text:list-item>
          <text:p text:style-name="P53"><text:span text:style-name="T200">Remove</text:span><text:span text:style-name="T199"> a </text:span><text:span text:style-name="T200">folders</text:span><text:span text:style-name="T199"> -&gt; </text:span><text:span text:style-name="T97">rm </text:span><text:span text:style-name="T31">-r</text:span><text:span text:style-name="T88">&lt;</text:span><text:span text:style-name="T121">Folder</text:span><text:span text:style-name="T110"> name </text:span><text:span text:style-name="T111">+ its pwd</text:span><text:span text:style-name="T88">&gt; </text:span></text:p>
        </text:list-item>
        <text:list-item>
          <text:p text:style-name="P55"><text:span text:style-name="T40">Remove</text:span><text:span text:style-name="T39"> </text:span><text:span text:style-name="T40">multiple </text:span><text:span text:style-name="T41">folders</text:span><text:span text:style-name="T39"> -&gt;</text:span><text:span text:style-name="T96"> </text:span><text:span text:style-name="T88">rm </text:span><text:span text:style-name="T30">-</text:span><text:span text:style-name="T31">r</text:span><text:span text:style-name="T88">&lt;</text:span><text:span text:style-name="T121"> Folder1</text:span><text:span text:style-name="T110"> name </text:span><text:span text:style-name="T111">+ its pwd</text:span><text:span text:style-name="T88">&gt; &lt; </text:span><text:span text:style-name="T121">Folder2</text:span><text:span text:style-name="T110"> name </text:span><text:span text:style-name="T111">+ its pwd</text:span><text:span text:style-name="T88">&gt; </text:span></text:p>
        </text:list-item>
        <text:list-item>
          <text:p text:style-name="P46">Remove<text:span text:style-name="T199"> a </text:span>folders &amp; <text:span text:style-name="T153">permission asking</text:span><text:span text:style-name="T96"> </text:span><text:span text:style-name="T199">-&gt;</text:span><text:span text:style-name="T96"> </text:span><text:span text:style-name="T87">rm <text:s/></text:span><text:span text:style-name="T127">-i</text:span><text:span text:style-name="T88">&lt;</text:span><text:span text:style-name="T110">File</text:span><text:span text:style-name="T116">1</text:span><text:span text:style-name="T110"> name </text:span><text:span text:style-name="T111">+ its pwd</text:span><text:span text:style-name="T88">&gt; </text:span></text:p>
        </text:list-item>
        <text:list-item>
          <text:p text:style-name="P55"><text:span text:style-name="T41">Remove</text:span><text:span text:style-name="T39"> a </text:span><text:span text:style-name="T41">folders &amp; </text:span><text:span text:style-name="T12">permission asking</text:span><text:span text:style-name="T13"> </text:span><text:span text:style-name="T39">-&gt;</text:span><text:span text:style-name="T96"> </text:span><text:span text:style-name="T97">rm </text:span><text:span text:style-name="T31">-ri</text:span><text:span text:style-name="T88">&lt;</text:span><text:span text:style-name="T116"> </text:span><text:span text:style-name="T121">Folder1</text:span></text:p>
        </text:list-item>
        <text:list-item>
          <text:p text:style-name="P55"><text:span text:style-name="T110"><text:s/>name </text:span><text:span text:style-name="T111">+ its pwd</text:span><text:span text:style-name="T88">&gt; </text:span></text:p>
        </text:list-item>
      </text:list>
      <text:h text:style-name="Heading_20_1" text:outline-level="1"><text:span text:style-name="T4">Deleting</text:span> Files, Folder <text:span text:style-name="T205">(Sending To The Trash)</text:span></text:h>
      <text:list xml:id="list1423656027244" text:continue-numbering="true" text:style-name="L6">
        <text:list-item>
          <text:p text:style-name="P59"><text:span text:style-name="T199">I </text:span>used the following link: <text:a xlink:type="simple" xlink:href="https://askubuntu.com/questions/213533/command-to-move-a-file-to-trash-via-terminal" text:style-name="Internet_20_link" text:visited-style-name="Visited_20_Internet_20_Link">https://askubuntu.com/questions/213533/command-to-move-a-file-to-trash-via-terminal</text:a></text:p>
        </text:list-item>
        <text:list-item>
          <text:p text:style-name="P59">From the link I learned to install trash-cli </text:p>
        </text:list-item>
        <text:list-item>
          <text:p text:style-name="P56"><text:span text:style-name="T205">Delete</text:span><text:span text:style-name="T199"> a file -&gt; </text:span><text:span text:style-name="T98">trash</text:span><text:span text:style-name="T97"> </text:span><text:span text:style-name="T88">&lt;</text:span><text:span text:style-name="T110">File</text:span><text:span text:style-name="T116">1</text:span><text:span text:style-name="T110"> name </text:span><text:span text:style-name="T111">+ its pwd</text:span><text:span text:style-name="T88">&gt; <text:s/></text:span></text:p>
        </text:list-item>
        <text:list-item>
          <text:p text:style-name="P56"><text:span text:style-name="T200">Remove</text:span><text:span text:style-name="T199"> a </text:span><text:span text:style-name="T200">folder</text:span><text:span text:style-name="T199"> -&gt; </text:span><text:span text:style-name="T98">tras</text:span><text:span text:style-name="T99">h</text:span><text:span text:style-name="T43"> </text:span><text:span text:style-name="T100">&lt;</text:span><text:span text:style-name="T118">Fil</text:span><text:span text:style-name="T110">e</text:span><text:span text:style-name="T116">1</text:span><text:span text:style-name="T110"> name </text:span><text:span text:style-name="T111">+ its pwd</text:span><text:span text:style-name="T88">&gt; </text:span></text:p>
        </text:list-item>
        <text:list-item>
          <text:p text:style-name="P59"><text:span text:style-name="T40">T</text:span><text:span text:style-name="T11">o view all the items in the trash -&gt; </text:span><text:span text:style-name="T87">trash </text:span><text:span text:style-name="T28">-list</text:span></text:p>
        </text:list-item>
        <text:list-item>
          <text:p text:style-name="P56"><text:span text:style-name="T44">T</text:span><text:span text:style-name="T45">o empty the trash all the items in the trash -&gt;</text:span><text:span text:style-name="T32"> </text:span><text:span text:style-name="T95">trash </text:span><text:span text:style-name="T32">-empty</text:span></text:p>
        </text:list-item>
      </text:list>
      <text:h text:style-name="Heading_20_1" text:outline-level="1"><text:soft-page-break/></text:h>
      <text:h text:style-name="Heading_20_1" text:outline-level="1"/>
      <text:p text:style-name="Text_20_body"/>
      <text:h text:style-name="Heading_20_1" text:outline-level="1">Navigating Through Folders </text:h>
      <text:list xml:id="list4022078066" text:style-name="L7">
        <text:list-item>
          <text:p text:style-name="P60"><text:span text:style-name="T123">To find the path of a program -&gt;</text:span><text:span text:style-name="T89">which </text:span><text:span text:style-name="T86">&lt;</text:span><text:span text:style-name="T124">Program name</text:span><text:span text:style-name="T86">&gt;</text:span></text:p>
          <text:list>
            <text:list-item>
              <text:p text:style-name="P60"><text:span text:style-name="T123">Exp: </text:span><text:span text:style-name="T89">which</text:span><text:span text:style-name="T123"> </text:span><text:span text:style-name="T126">ls</text:span></text:p>
            </text:list-item>
          </text:list>
        </text:list-item>
        <text:list-item>
          <text:p text:style-name="P61"><text:span text:style-name="T123">To find </text:span><text:span text:style-name="T226">the type of a file you are working with</text:span><text:span text:style-name="T224"> </text:span><text:span text:style-name="T104">file</text:span><text:span text:style-name="T224"> command</text:span><text:span text:style-name="T123">-&gt;</text:span><text:span text:style-name="T224"> </text:span><text:span text:style-name="T104">file</text:span><text:span text:style-name="T88">&lt;</text:span><text:span text:style-name="T118">Fil</text:span><text:span text:style-name="T110">e</text:span><text:span text:style-name="T116">1</text:span><text:span text:style-name="T110"> name </text:span><text:span text:style-name="T111">+ its pwd</text:span><text:span text:style-name="T88">&gt;</text:span></text:p>
        </text:list-item>
        <text:list-item>
          <text:p text:style-name="P62"><text:span text:style-name="T123">To find </text:span><text:span text:style-name="T197">a command that you are not 100% sure of its name,</text:span><text:span text:style-name="T224">must use the </text:span><text:span text:style-name="T182">man</text:span><text:span text:style-name="T224"> command </text:span><text:span text:style-name="T226">and its </text:span><text:span text:style-name="T134">-k</text:span><text:span text:style-name="T226"> option</text:span><text:span text:style-name="T123">-&gt;</text:span><text:span text:style-name="T94">man </text:span><text:span text:style-name="T29">-k</text:span><text:span text:style-name="T94"> </text:span><text:span text:style-name="T86">&lt;</text:span><text:span text:style-name="T174">commands name or the name you think the command is</text:span><text:span text:style-name="T86">&gt;</text:span></text:p>
          <text:list>
            <text:list-item>
              <text:p text:style-name="P61"><text:span text:style-name="T123">To find </text:span><text:span text:style-name="T197">a command that you are not 100% sure of its name,</text:span><text:span text:style-name="T224">must use the </text:span><text:span text:style-name="T182">man</text:span><text:span text:style-name="T224"> command, then you want to even further filter the commands you must use </text:span><text:span text:style-name="T182">man</text:span><text:span text:style-name="T224"> and </text:span><text:span text:style-name="T182">grep</text:span><text:span text:style-name="T123">-&gt;</text:span><text:span text:style-name="T174">man</text:span><text:span text:style-name="T94"> </text:span><text:span text:style-name="T29">-k</text:span><text:span text:style-name="T94"> </text:span><text:span text:style-name="T86">&lt;</text:span><text:span text:style-name="T174">commands name or the name you think the command is</text:span><text:span text:style-name="T86">&gt; </text:span><text:span text:style-name="T224">| </text:span><text:span text:style-name="T182">grep</text:span><text:span text:style-name="T224"> &lt;</text:span><text:span text:style-name="T225">the character you want to use to filter</text:span><text:span text:style-name="T224">&gt;</text:span></text:p>
            </text:list-item>
          </text:list>
        </text:list-item>
        <text:list-item>
          <text:p text:style-name="P62"><text:span text:style-name="T123">To find </text:span><text:span text:style-name="T197">a command </text:span><text:span text:style-name="T224">the information about a specific command</text:span><text:span text:style-name="T197"> , </text:span><text:span text:style-name="T224">must use the </text:span><text:span text:style-name="T182">man</text:span><text:span text:style-name="T224"> command</text:span><text:span text:style-name="T123">-&gt;</text:span><text:span text:style-name="T94">m</text:span><text:span text:style-name="T101">an</text:span><text:span text:style-name="T48"> </text:span><text:span text:style-name="T152">&lt;</text:span><text:span text:style-name="T183">co</text:span><text:span text:style-name="T174">mmands name or the name you think the command is</text:span><text:span text:style-name="T86">&gt;</text:span></text:p>
        </text:list-item>
        <text:list-item>
          <text:p text:style-name="P62"><text:span text:style-name="T123">To find </text:span><text:span text:style-name="T197">a command </text:span><text:span text:style-name="T224">the examples of how you can use a specific command</text:span><text:span text:style-name="T197">,</text:span><text:span text:style-name="T224">must use the </text:span><text:span text:style-name="T104">tldr</text:span><text:span text:style-name="T224"> command</text:span><text:span text:style-name="T123">-&gt; </text:span><text:span text:style-name="T104">tldr</text:span><text:span text:style-name="T94"> </text:span><text:span text:style-name="T86">&lt;</text:span><text:span text:style-name="T174">commands name </text:span><text:span text:style-name="T86">&gt;</text:span></text:p>
        </text:list-item>
        <text:list-item>
          <text:p text:style-name="P62"><text:span text:style-name="T123">To find </text:span><text:span text:style-name="T197">a command </text:span><text:span text:style-name="T224">the examples of how you can use a specific command</text:span><text:span text:style-name="T197">,</text:span><text:span text:style-name="T224">must use the </text:span><text:span text:style-name="T104">cheat</text:span><text:span text:style-name="T224"> command</text:span><text:span text:style-name="T123">-&gt;</text:span><text:span text:style-name="T224"> </text:span><text:span text:style-name="T104">cheat</text:span><text:span text:style-name="T94"> </text:span><text:span text:style-name="T88">&lt;</text:span><text:span text:style-name="T174">commands name </text:span><text:span text:style-name="T88">&gt;</text:span></text:p>
        </text:list-item>
        <text:list-item>
          <text:p text:style-name="P63"><text:span text:style-name="T123">To find </text:span><text:span text:style-name="T226">the location of</text:span><text:span text:style-name="T197"> your terminal </text:span><text:span text:style-name="T123">-&gt; </text:span><text:span text:style-name="T94">tty</text:span></text:p>
        </text:list-item>
      </text:list>
      <text:h text:style-name="Heading_20_2" text:outline-level="2"><text:span text:style-name="T49">The </text:span><text:span text:style-name="T179">find</text:span><text:span text:style-name="T49"> command</text:span></text:h>
      <text:list xml:id="list1424371686681" text:continue-numbering="true" text:style-name="L7">
        <text:list-item>
          <text:list>
            <text:list-item>
              <text:p text:style-name="P41">Generally the <text:span text:style-name="T161">find</text:span> command will list everything in a specific folder</text:p>
            </text:list-item>
            <text:list-item>
              <text:p text:style-name="P47">if you are using the <text:span text:style-name="T161">find</text:span> command from the <text:span text:style-name="T153">root</text:span> folder you must type <text:span text:style-name="T153">sudo</text:span> before the command <text:span text:style-name="T161">find</text:span></text:p>
            </text:list-item>
            <text:list-item>
              <text:p text:style-name="P41">The <text:span text:style-name="T161">find</text:span> command can be filtered based on <text:span text:style-name="T208">depth of findings</text:span>, <text:span text:style-name="T210">type(files or folders)</text:span>, <text:span text:style-name="T213">name</text:span>, and <text:span text:style-name="T217">sizes</text:span> </text:p>
            </text:list-item>
            <text:list-item>
              <text:p text:style-name="P41">Exp general usage of the <text:span text:style-name="T161">find</text:span> command-&gt; <text:span text:style-name="T161">find</text:span> ~/Documents </text:p>
              <text:list>
                <text:list-item>
                  <text:p text:style-name="P41">This will list every file in the Documents folder</text:p>
                </text:list-item>
              </text:list>
            </text:list-item>
            <text:list-item>
              <text:p text:style-name="P41">Exp usage of the <text:span text:style-name="T161">find</text:span> command with the <text:span text:style-name="T208">-</text:span><text:span text:style-name="T209">maxdepth</text:span> -&gt; <text:span text:style-name="T161">find</text:span> ~/Documents <text:span text:style-name="T127">-maxdepth</text:span> <text:span text:style-name="T127">2</text:span></text:p>
              <text:list>
                <text:list-item>
                  <text:p text:style-name="P41">This will list every file in the Documents folder but only up to 2 levels </text:p>
                </text:list-item>
              </text:list>
            </text:list-item>
            <text:list-item>
              <text:p text:style-name="P64"><text:soft-page-break/><text:span text:style-name="T49">Exp usage of the </text:span><text:span text:style-name="T179">find</text:span><text:span text:style-name="T49"> command with the </text:span><text:span text:style-name="T212">-</text:span><text:span text:style-name="T211">name</text:span><text:span text:style-name="T209"> </text:span><text:span text:style-name="T51">option</text:span><text:span text:style-name="T49"> -&gt; </text:span><text:span text:style-name="T179">find</text:span><text:span text:style-name="T49"> ~/Documents</text:span><text:span text:style-name="T46"> </text:span><text:span text:style-name="T33">-name</text:span><text:span text:style-name="T46"> </text:span><text:span text:style-name="T47">hello</text:span></text:p>
              <text:list>
                <text:list-item>
                  <text:p text:style-name="P66"><text:span text:style-name="T47">T</text:span><text:span text:style-name="T42">his will go through the whole Documents folder and will find every folder or file that is called hello</text:span></text:p>
                </text:list-item>
              </text:list>
            </text:list-item>
            <text:list-item>
              <text:p text:style-name="P42">Exp usage of the <text:span text:style-name="T161">find</text:span> command with the <text:span text:style-name="T208">-</text:span><text:span text:style-name="T209">maxdepth</text:span> <text:s/><text:span text:style-name="T220">and </text:span><text:span text:style-name="T210">-</text:span><text:span text:style-name="T211">name</text:span><text:span text:style-name="T209"> </text:span><text:span text:style-name="T220">options</text:span> -&gt; <text:span text:style-name="T161">find</text:span> ~/Documents <text:span text:style-name="T127">-maxdepth</text:span> <text:span text:style-name="T127">2</text:span><text:span text:style-name="T151"> </text:span><text:span text:style-name="T127">-name</text:span><text:span text:style-name="T151"> *.txt</text:span></text:p>
              <text:list>
                <text:list-item>
                  <text:p text:style-name="P41">This will list every .txt file in the Documents folder but only up to 2 levels. Please note -<text:span text:style-name="T127">maxdepth</text:span> always goes first before any of the other commands</text:p>
                </text:list-item>
              </text:list>
            </text:list-item>
            <text:list-item>
              <text:p text:style-name="P64"><text:span text:style-name="T49">Exp usage of the </text:span><text:span text:style-name="T179">find</text:span><text:span text:style-name="T49"> command with the </text:span><text:span text:style-name="T214">-</text:span><text:span text:style-name="T215">type </text:span><text:span text:style-name="T51">options. Note </text:span><text:span text:style-name="T34">f</text:span><text:span text:style-name="T51"> after </text:span><text:span text:style-name="T216">-type</text:span><text:span text:style-name="T215"> </text:span><text:span text:style-name="T51">is for the files and </text:span><text:span text:style-name="T34">d </text:span><text:span text:style-name="T51">for directories</text:span><text:span text:style-name="T49"> -&gt; </text:span><text:span text:style-name="T179">find</text:span><text:span text:style-name="T49"> ~/Documents </text:span><text:span text:style-name="T33">-maxdepth</text:span><text:span text:style-name="T49"> </text:span><text:span text:style-name="T33">2</text:span><text:span text:style-name="T46"> </text:span><text:span text:style-name="T33">-</text:span><text:span text:style-name="T34">type f</text:span><text:span text:style-name="T46"> </text:span></text:p>
              <text:list>
                <text:list-item>
                  <text:p text:style-name="P42">This will <text:span text:style-name="T220">report back all the files up to 2 levels </text:span></text:p>
                </text:list-item>
              </text:list>
            </text:list-item>
            <text:list-item>
              <text:p text:style-name="P64"><text:span text:style-name="T49">Exp usage of the </text:span><text:span text:style-name="T179">find</text:span><text:span text:style-name="T49"> command with the </text:span><text:span text:style-name="T218">-</text:span><text:span text:style-name="T219">type </text:span><text:span text:style-name="T51">options</text:span><text:span text:style-name="T49"> -&gt; </text:span><text:span text:style-name="T179">find</text:span><text:span text:style-name="T49"> ~/Documents </text:span><text:span text:style-name="T33">-</text:span><text:span text:style-name="T34">size +30k</text:span><text:span text:style-name="T46"> </text:span></text:p>
              <text:list>
                <text:list-item>
                  <text:p text:style-name="P42">This will <text:span text:style-name="T220">report back all the files or folders that are larger that 30kb </text:span></text:p>
                </text:list-item>
                <text:list-item>
                  <text:p text:style-name="P21"><text:span text:style-name="T79">-size </text:span><text:span text:style-name="T65">+</text:span><text:span text:style-name="T66">3</text:span><text:span text:style-name="T65">0k <text:s/></text:span><text:span text:style-name="T79">-</text:span><text:span text:style-name="T80">size </text:span><text:span text:style-name="T66">-50k </text:span></text:p>
                  <text:list>
                    <text:list-item>
                      <text:p text:style-name="P22"><text:span text:style-name="T66">l</text:span><text:span text:style-name="T61">ess than 50kb and larger than 30kn </text:span></text:p>
                    </text:list-item>
                  </text:list>
                </text:list-item>
                <text:list-item>
                  <text:p text:style-name="P21"><text:span text:style-name="T79">-size</text:span><text:span text:style-name="T65"> +</text:span><text:span text:style-name="T66">3</text:span><text:span text:style-name="T65">0k <text:s/></text:span><text:span text:style-name="T79">-</text:span><text:span text:style-name="T81">o</text:span><text:span text:style-name="T67"> </text:span><text:span text:style-name="T79">-</text:span><text:span text:style-name="T80">size</text:span><text:span text:style-name="T66"> -50k </text:span></text:p>
                  <text:list>
                    <text:list-item>
                      <text:p text:style-name="P23"><text:span text:style-name="T21">l</text:span><text:span text:style-name="T22">ess than 50kb or larger than 30kn </text:span></text:p>
                    </text:list-item>
                  </text:list>
                </text:list-item>
              </text:list>
            </text:list-item>
          </text:list>
        </text:list-item>
      </text:list>
      <text:h text:style-name="Heading_20_2" text:outline-level="2">Applying the <text:span text:style-name="T127">-exec</text:span> option of the <text:span text:style-name="T161">find</text:span> command</text:h>
      <text:list xml:id="list1228155277" text:style-name="L8">
        <text:list-item>
          <text:p text:style-name="P67">The -exec allows you perform actions on the results you get from the find command</text:p>
        </text:list-item>
        <text:list-item>
          <text:p text:style-name="P68"><text:span text:style-name="T221">after the </text:span><text:span text:style-name="T132">-exec</text:span><text:span text:style-name="T221"> the command that will do a specific action on the find command’s output is written. Then to refer to the results of the find command’s output we can use {}. The while line must end with \; -&gt; </text:span><text:span text:style-name="T180">find</text:span><text:span text:style-name="T221"> &lt;</text:span><text:span text:style-name="T125">the input for the find command</text:span><text:span text:style-name="T221">&gt; </text:span><text:span text:style-name="T132">-exec</text:span><text:span text:style-name="T221"> </text:span><text:span text:style-name="T180">another_command</text:span><text:span text:style-name="T221"> </text:span><text:span text:style-name="T53">{}</text:span><text:span text:style-name="T221"> &lt;</text:span><text:span text:style-name="T222">a specific action from the </text:span><text:span text:style-name="T180">another_command</text:span><text:span text:style-name="T222"> to</text:span><text:span text:style-name="T52"> </text:span><text:span text:style-name="T53">{}</text:span><text:span text:style-name="T221">&gt; \;</text:span></text:p>
          <text:list>
            <text:list-item>
              <text:p text:style-name="P69">{} is the output of the find command</text:p>
            </text:list-item>
          </text:list>
        </text:list-item>
      </text:list>
      <text:h text:style-name="Heading_20_2" text:outline-level="2">The <text:span text:style-name="T161">grep</text:span> command</text:h>
      <text:list xml:id="list149210444" text:style-name="L9">
        <text:list-item>
          <text:p text:style-name="P70">This command searches through files or folders</text:p>
        </text:list-item>
      </text:list>
      <text:h text:style-name="Heading_20_3" text:outline-level="3">In <text:span text:style-name="T60">files</text:span> </text:h>
      <text:list xml:id="list4039287283" text:style-name="L10">
        <text:list-item>
          <text:p text:style-name="P71"><text:s/>Is able to search for a specific word or a number within a file </text:p>
        </text:list-item>
        <text:list-item>
          <text:p text:style-name="P71">For a general example -&gt; <text:span text:style-name="T161">grep</text:span> e words.txt </text:p>
          <text:list>
            <text:list-item>
              <text:p text:style-name="P71">This will search for the letter e in the file words.txt </text:p>
            </text:list-item>
          </text:list>
        </text:list-item>
        <text:list-item>
          <text:p text:style-name="P71">For an example that searches for the letter e and counts the number of lines the letter e appeared in we need to use the option <text:span text:style-name="T127">-c-</text:span>&gt; <text:span text:style-name="T161">grep</text:span> <text:span text:style-name="T127">-</text:span><text:span text:style-name="T133">c </text:span>e words.txt </text:p>
          <text:list>
            <text:list-item>
              <text:p text:style-name="P48">This will search for the letter e in the file words.txt </text:p>
            </text:list-item>
          </text:list>
        </text:list-item>
      </text:list>
      <text:h text:style-name="P18" text:outline-level="3"><text:soft-page-break/>In <text:span text:style-name="T9">folders</text:span> </text:h>
      <text:list xml:id="list1423917432927" text:continue-numbering="true" text:style-name="L10">
        <text:list-item>
          <text:p text:style-name="P73"><text:span text:style-name="T221"><text:s/></text:span><text:span text:style-name="T223">Within folders, </text:span><text:span text:style-name="T181">grep</text:span><text:span text:style-name="T223"> is useful to filter out the results of other commands like </text:span><text:span text:style-name="T181">find</text:span><text:span text:style-name="T223"> (find the path of a folder or file) or </text:span><text:span text:style-name="T181">man</text:span><text:span text:style-name="T223"> </text:span><text:span text:style-name="T133">-k</text:span><text:span text:style-name="T223"> (reports back commands) </text:span></text:p>
        </text:list-item>
        <text:list-item>
          <text:p text:style-name="P72"><text:span text:style-name="T181">grep</text:span><text:span text:style-name="T223"> with </text:span><text:span text:style-name="T181">find</text:span><text:span text:style-name="T223"> </text:span></text:p>
          <text:list>
            <text:list-item>
              <text:p text:style-name="P72"><text:span text:style-name="T223">Exp -&gt; </text:span><text:span text:style-name="T181">find</text:span><text:span text:style-name="T223"> ~/ 3D | <text:s/></text:span><text:span text:style-name="T181">grep</text:span><text:span text:style-name="T223"> print</text:span></text:p>
              <text:list>
                <text:list-item>
                  <text:p text:style-name="P73"><text:span text:style-name="T223">This will report back the word 3D in the whole home directory. Then will pipe it to the command </text:span><text:span text:style-name="T181">grip</text:span><text:span text:style-name="T223">, which will highlight the word print from the findings </text:span></text:p>
                </text:list-item>
              </text:list>
            </text:list-item>
          </text:list>
        </text:list-item>
        <text:list-item>
          <text:p text:style-name="P73"><text:span text:style-name="T181">grep</text:span><text:span text:style-name="T223"> with </text:span><text:span text:style-name="T181">man</text:span><text:span text:style-name="T223"> </text:span><text:span text:style-name="T133">-k</text:span><text:span text:style-name="T223"> </text:span></text:p>
          <text:list>
            <text:list-item>
              <text:p text:style-name="P73"><text:span text:style-name="T223">Exp -&gt; </text:span><text:span text:style-name="T181">man -k </text:span><text:span text:style-name="T54">file</text:span><text:span text:style-name="T223"> | <text:s/></text:span><text:span text:style-name="T181">grep</text:span><text:span text:style-name="T223"> view</text:span></text:p>
              <text:list>
                <text:list-item>
                  <text:p text:style-name="P49">This will report back all the commands that include the word file in them or in their description. Then grep will filter even further and shows the ones that only include view as well</text:p>
                </text:list-item>
              </text:list>
            </text:list-item>
            <text:list-item>
              <text:p text:style-name="P74"><text:span text:style-name="T11">Exp -&gt; </text:span><text:span text:style-name="T161">man</text:span><text:span text:style-name="T11"> </text:span><text:span text:style-name="T28">-k </text:span><text:span text:style-name="T11">file | </text:span><text:span text:style-name="T161">grep</text:span><text:span text:style-name="T11"> view | </text:span><text:span text:style-name="T161">grep</text:span><text:span text:style-name="T11"> xz</text:span></text:p>
              <text:list>
                <text:list-item>
                  <text:list>
                    <text:list-item>
                      <text:p text:style-name="P49">This will report back all the commands that include the word file in them or in their description. Then grep will filter even further and shows the ones that only include view as well. Then will filter even further and will only show the results that also include the word xz</text:p>
                    </text:list-item>
                  </text:list>
                </text:list-item>
              </text:list>
            </text:list-item>
          </text:list>
        </text:list-item>
      </text:list>
      <text:h text:style-name="P6" text:outline-level="1">Sorting<text:span text:style-name="T244"> </text:span><text:span text:style-name="T161">sort</text:span> command <text:span text:style-name="T240">and the </text:span><text:span text:style-name="T189">tail</text:span><text:span text:style-name="T240"> command</text:span></text:h>
      <text:h text:style-name="P14" text:outline-level="2">General Files sorting </text:h>
      <text:list xml:id="list941551360" text:style-name="L11">
        <text:list-item>
          <text:p text:style-name="P75">Sorting can be broken down to various scenarios as shown below: </text:p>
          <text:p text:style-name="P75"/>
        </text:list-item>
      </text:list>
      <text:list xml:id="list4038522194" text:style-name="L12">
        <text:list-item>
          <text:list>
            <text:list-item>
              <text:p text:style-name="P24"><text:span text:style-name="T241">sorting words of a file in </text:span><text:span text:style-name="T240">an </text:span><text:span text:style-name="T69">alphabetical</text:span><text:span text:style-name="T241"> order, </text:span><text:span text:style-name="T240">using the </text:span><text:span text:style-name="T189">sort</text:span><text:span text:style-name="T240"> command</text:span><text:span text:style-name="T241"> -&gt; </text:span><text:span text:style-name="T190">sort</text:span><text:span text:style-name="T241"> </text:span><text:span text:style-name="T64">&lt;</text:span><text:span text:style-name="T112">File name </text:span><text:span text:style-name="T113">+ its pwd</text:span><text:span text:style-name="T64">&gt;</text:span></text:p>
            </text:list-item>
            <text:list-item>
              <text:p text:style-name="P24"><text:span text:style-name="T241">sorting words of a file in </text:span><text:span text:style-name="T242">a</text:span><text:span text:style-name="T155"> reversed </text:span><text:span text:style-name="T156">alphabetical </text:span><text:span text:style-name="T241">order, </text:span><text:span text:style-name="T240">using the </text:span><text:span text:style-name="T189">sort</text:span><text:span text:style-name="T240"> command and the </text:span><text:span text:style-name="T140">-r</text:span><text:span text:style-name="T240"> option for reverse</text:span><text:span text:style-name="T241"> -&gt; </text:span><text:span text:style-name="T105">sort</text:span><text:span text:style-name="T241"> </text:span><text:span text:style-name="T138">-</text:span><text:span text:style-name="T139">r </text:span><text:span text:style-name="T64">&lt;</text:span><text:span text:style-name="T112">File name </text:span><text:span text:style-name="T113">+ its pwd</text:span><text:span text:style-name="T64">&gt;</text:span></text:p>
            </text:list-item>
            <text:list-item>
              <text:p text:style-name="P24"><text:span text:style-name="T241">sorti</text:span><text:span text:style-name="T69">ng </text:span><text:span text:style-name="T68">numbers numerically small to big</text:span><text:span text:style-name="T241"> </text:span><text:span text:style-name="T240">using the </text:span><text:span text:style-name="T189">sort</text:span><text:span text:style-name="T240"> command and the </text:span><text:span text:style-name="T140">-n</text:span><text:span text:style-name="T240"> option for numerical</text:span><text:span text:style-name="T241"> -&gt; <text:s/></text:span><text:span text:style-name="T105">sort</text:span><text:span text:style-name="T241"> </text:span><text:span text:style-name="T138">-</text:span><text:span text:style-name="T139">n </text:span><text:span text:style-name="T73">&lt;</text:span><text:span text:style-name="T114">File name </text:span><text:span text:style-name="T115">+ its pwd</text:span><text:span text:style-name="T73">&gt;</text:span></text:p>
            </text:list-item>
            <text:list-item>
              <text:p text:style-name="P24"><text:span text:style-name="T241">sorting</text:span><text:span text:style-name="T69"> </text:span><text:span text:style-name="T68">numbers numerically </text:span><text:span text:style-name="T70">in a reversed order of big to small </text:span><text:span text:style-name="T240">using the </text:span><text:span text:style-name="T189">sort</text:span><text:span text:style-name="T240"> command, the </text:span><text:span text:style-name="T140">-n</text:span><text:span text:style-name="T240"> option for numerical, and the</text:span><text:span text:style-name="T140"> -r</text:span><text:span text:style-name="T240"> option for reverse</text:span><text:span text:style-name="T241"> -&gt; <text:s/></text:span><text:span text:style-name="T105">sort</text:span><text:span text:style-name="T241"> </text:span><text:span text:style-name="T138">-</text:span><text:span text:style-name="T139">n -</text:span><text:span text:style-name="T140">r</text:span><text:span text:style-name="T73">&lt;</text:span><text:span text:style-name="T114">File name </text:span><text:span text:style-name="T115">+ its pwd</text:span><text:span text:style-name="T73">&gt;</text:span></text:p>
            </text:list-item>
            <text:list-item>
              <text:p text:style-name="P25"><text:span text:style-name="T241">sorting</text:span><text:span text:style-name="T69"> </text:span><text:span text:style-name="T68">numbers numerically </text:span><text:span text:style-name="T61">in a reversed order of big to small. Then only showing the values that are repeated once </text:span>using the <text:span text:style-name="T161">sort</text:span> command, the <text:span text:style-name="T127">-n</text:span> option for numerical, and the <text:span text:style-name="T127">-r</text:span> option for reverse, and the <text:span text:style-name="T127">-u</text:span> option for unique<text:span text:style-name="T241"> -&gt; <text:s/></text:span><text:span text:style-name="T105">sort</text:span><text:span text:style-name="T241"> </text:span><text:span text:style-name="T138">-</text:span><text:span text:style-name="T139">n -</text:span><text:span text:style-name="T127">r -u</text:span><text:span text:style-name="T73">&lt;</text:span><text:span text:style-name="T114">File name </text:span><text:span text:style-name="T115">+ its pwd</text:span><text:span text:style-name="T73">&gt;</text:span></text:p>
            </text:list-item>
            <text:list-item>
              <text:p text:style-name="P24"><text:span text:style-name="T73">U</text:span><text:span text:style-name="T74">sing the </text:span><text:span text:style-name="T170">tail</text:span><text:span text:style-name="T74"> command to show only the bottom 10 results of the the results of using the ls command, also we used</text:span><text:span text:style-name="T83"> -l </text:span><text:span text:style-name="T74">for the long format and </text:span><text:span text:style-name="T83">-n </text:span><text:span text:style-name="T74">for the numerical results -&gt; </text:span><text:span text:style-name="T75"><text:s/></text:span><text:span text:style-name="T90">ls</text:span><text:span text:style-name="T75"> </text:span><text:span text:style-name="T82">-l</text:span><text:span text:style-name="T75"> | </text:span><text:span text:style-name="T171">tail</text:span><text:span text:style-name="T75"> -n10 </text:span></text:p>
            </text:list-item>
            <text:list-item>
              <text:p text:style-name="P24"><text:soft-page-break/><text:span text:style-name="T73">U</text:span><text:span text:style-name="T74">sing the </text:span><text:span text:style-name="T170">tail</text:span><text:span text:style-name="T74"> command </text:span><text:span text:style-name="T76">and the </text:span><text:span text:style-name="T172">sort</text:span><text:span text:style-name="T76"> command</text:span><text:span text:style-name="T74"> to show only the </text:span><text:span text:style-name="T157">bottom</text:span><text:span text:style-name="T74"> 10 results of the the results of using the ls command, also we used</text:span><text:span text:style-name="T83"> -l </text:span><text:span text:style-name="T74">for the long format and </text:span><text:span text:style-name="T83">-n </text:span><text:span text:style-name="T74">for the numerical results -&gt; </text:span><text:span text:style-name="T75"><text:s/></text:span><text:span text:style-name="T171">ls</text:span><text:span text:style-name="T75"> </text:span><text:span text:style-name="T82">-l</text:span><text:span text:style-name="T75"> | </text:span><text:span text:style-name="T172">sort</text:span><text:span text:style-name="T76"> | </text:span><text:span text:style-name="T171">tail</text:span><text:span text:style-name="T75"> </text:span><text:span text:style-name="T82">-n</text:span><text:span text:style-name="T75">10 </text:span></text:p>
              <text:list>
                <text:list-item>
                  <text:p text:style-name="P26">You sort them then you look at their bottom results</text:p>
                </text:list-item>
                <text:list-item>
                  <text:p text:style-name="P27"><text:span text:style-name="T75">i</text:span><text:span text:style-name="T72">f </text:span><text:span text:style-name="T169">ls</text:span><text:span text:style-name="T72"> was showing a table, the sort will only work for the first column. To control the sorted column you must use the </text:span><text:span text:style-name="T78">-k </text:span><text:span text:style-name="T72">option </text:span></text:p>
                </text:list-item>
              </text:list>
            </text:list-item>
            <text:list-item>
              <text:p text:style-name="P24"><text:span text:style-name="T73">U</text:span><text:span text:style-name="T74">sing the </text:span><text:span text:style-name="T170">tail</text:span><text:span text:style-name="T74"> command </text:span><text:span text:style-name="T76">and the </text:span><text:span text:style-name="T172">sort</text:span><text:span text:style-name="T76"> command</text:span><text:span text:style-name="T74"> to show only the </text:span><text:span text:style-name="T157">top</text:span><text:span text:style-name="T74"> 10 results of the the results of using the ls command, also we used</text:span><text:span text:style-name="T83"> -l </text:span><text:span text:style-name="T74">for the long format,</text:span><text:span text:style-name="T83"> -</text:span><text:span text:style-name="T84">r </text:span><text:span text:style-name="T76">for reverse</text:span><text:span text:style-name="T74"> </text:span><text:span text:style-name="T83">-n </text:span><text:span text:style-name="T74">for the numerical results -&gt; </text:span><text:span text:style-name="T75"><text:s/></text:span><text:span text:style-name="T171">ls</text:span><text:span text:style-name="T75"> </text:span><text:span text:style-name="T82">-l</text:span><text:span text:style-name="T75"> | </text:span><text:span text:style-name="T172">sort -r</text:span><text:span text:style-name="T76"> | </text:span><text:span text:style-name="T171">tail</text:span><text:span text:style-name="T75"> </text:span><text:span text:style-name="T82">-n</text:span><text:span text:style-name="T75">10 </text:span></text:p>
              <text:list>
                <text:list-item>
                  <text:p text:style-name="P27"><text:span text:style-name="T75">You </text:span><text:span text:style-name="T72">reverse </text:span><text:span text:style-name="T75">sort them then you look at their bottom results </text:span><text:span text:style-name="T72">of the reversed sorted results, which is the top results. </text:span><text:span text:style-name="T77">Or you can </text:span><text:span text:style-name="T85">-r</text:span><text:span text:style-name="T77">use the </text:span><text:span text:style-name="T173">head</text:span><text:span text:style-name="T77"> command instead of even adding </text:span><text:span text:style-name="T85">-r</text:span><text:span text:style-name="T77"> option</text:span></text:p>
                </text:list-item>
                <text:list-item>
                  <text:p text:style-name="P27"><text:span text:style-name="T75">i</text:span><text:span text:style-name="T72">f </text:span><text:span text:style-name="T169">ls</text:span><text:span text:style-name="T72"> was showing a table, the sort will only work for the first column. To control the sorted column you must use the </text:span><text:span text:style-name="T78">-k </text:span><text:span text:style-name="T72">option</text:span></text:p>
                </text:list-item>
              </text:list>
            </text:list-item>
          </text:list>
        </text:list-item>
      </text:list>
      <text:h text:style-name="P14" text:outline-level="2"><text:span text:style-name="T7">Tables sorting using the </text:span><text:span text:style-name="T8">-k</text:span><text:span text:style-name="T7"> option</text:span> </text:h>
      <text:list xml:id="list1615110663" text:style-name="L13">
        <text:list-item>
          <text:p text:style-name="P76">When sorting and the results come out as a table within the command line. To sort individual columns we need to use the <text:span text:style-name="T127">-k </text:span>option. The individual columns in this case are known as <text:span text:style-name="T87">KEYDEF</text:span></text:p>
        </text:list-item>
        <text:list-item>
          <text:p text:style-name="P76">Using the <text:span text:style-name="T127">-k</text:span> option means that it must be the first option after the sort command, to let the kernel know that we would like to sort <text:span text:style-name="T87">KEYDEF</text:span>. </text:p>
        </text:list-item>
        <text:list-item>
          <text:p text:style-name="P76">Exp: sorting column <text:span text:style-name="T245">5</text:span> from the results of ls -&gt; <text:span text:style-name="T106">ls</text:span><text:span text:style-name="T243"> -l | </text:span><text:span text:style-name="T106">sort</text:span><text:span text:style-name="T243"> </text:span><text:span text:style-name="T141">-k</text:span><text:span text:style-name="T243"> <text:s/></text:span><text:span text:style-name="T246">5</text:span></text:p>
        </text:list-item>
        <text:list-item>
          <text:p text:style-name="P76"><text:span text:style-name="T231">Exp: Numerically sorting column </text:span><text:span text:style-name="T245">5</text:span><text:span text:style-name="T231"> from the results of ls -&gt; </text:span><text:span text:style-name="T106">ls</text:span><text:span text:style-name="T232"> -l | </text:span><text:span text:style-name="T106">sort</text:span><text:span text:style-name="T232"> </text:span><text:span text:style-name="T233">-k</text:span><text:span text:style-name="T232"> <text:s/></text:span><text:span text:style-name="T246">5</text:span><text:span text:style-name="T28">n</text:span></text:p>
        </text:list-item>
        <text:list-item>
          <text:p text:style-name="P77"><text:span text:style-name="T234">Exp: Human readable sorting column </text:span><text:span text:style-name="T247">5</text:span><text:span text:style-name="T234"> from the results of ls -&gt; </text:span><text:span text:style-name="T106">ls</text:span><text:span text:style-name="T232"> -l | </text:span><text:span text:style-name="T106">sort</text:span><text:span text:style-name="T232"> </text:span><text:span text:style-name="T233">-k</text:span><text:span text:style-name="T232"> <text:s/></text:span><text:span text:style-name="T247">5</text:span><text:span text:style-name="T35">h </text:span></text:p>
        </text:list-item>
        <text:list-item>
          <text:p text:style-name="P76">Exp: Reverse numerically sorting column <text:span text:style-name="T245">5</text:span> from the results of ls -&gt; <text:span text:style-name="T106">ls</text:span><text:span text:style-name="T243"> -l | </text:span><text:span text:style-name="T106">sort</text:span><text:span text:style-name="T243"> </text:span><text:span text:style-name="T141">-k</text:span><text:span text:style-name="T243"> <text:s/></text:span><text:span text:style-name="T246">5</text:span><text:span text:style-name="T28">nr</text:span></text:p>
        </text:list-item>
        <text:list-item>
          <text:p text:style-name="P78"><text:span text:style-name="T231">Exp: Human readable reverse sorting column </text:span><text:span text:style-name="T245">5</text:span><text:span text:style-name="T231"> from the results of ls -&gt; </text:span><text:span text:style-name="T106">ls</text:span><text:span text:style-name="T232"> -l | </text:span><text:span text:style-name="T106">sort</text:span><text:span text:style-name="T232"> </text:span><text:span text:style-name="T233">-k</text:span><text:span text:style-name="T232"> <text:s/></text:span><text:span text:style-name="T245">5</text:span><text:span text:style-name="T28">hr</text:span></text:p>
        </text:list-item>
        <text:list-item>
          <text:p text:style-name="P79"><text:span text:style-name="T57">Note: if any column is a month you can type </text:span><text:span text:style-name="T58">M</text:span><text:span text:style-name="T57"> after the column’s number to sort it based its months -&gt; </text:span><text:span text:style-name="T235">-&gt; </text:span><text:span text:style-name="T108">ls</text:span><text:span text:style-name="T236"> -l | </text:span><text:span text:style-name="T108">sort</text:span><text:span text:style-name="T236"> -k <text:s/></text:span><text:span text:style-name="T248">5</text:span><text:span text:style-name="T59">M</text:span></text:p>
        </text:list-item>
      </text:list>
      <text:h text:style-name="P9" text:outline-level="1"><text:span text:style-name="T5">Analyzing Files </text:span><text:s/></text:h>
      <text:list xml:id="list1424117634805" text:continue-list="list1424371686681" text:style-name="L7">
        <text:list-item>
          <text:p text:style-name="P65"><text:span text:style-name="T123">To find the </text:span><text:span text:style-name="T207">type of a file or folder</text:span><text:span text:style-name="T123">-&gt;</text:span><text:span text:style-name="T102">file </text:span><text:span text:style-name="T89"><text:s/></text:span><text:span text:style-name="T88">&lt;</text:span><text:span text:style-name="T110">File</text:span><text:span text:style-name="T116">1</text:span><text:span text:style-name="T110"> name </text:span><text:span text:style-name="T111">+ its pwd</text:span><text:span text:style-name="T88">&gt; </text:span></text:p>
          <text:list>
            <text:list-item>
              <text:p text:style-name="P65"><text:span text:style-name="T123">Exp: </text:span><text:span text:style-name="T102">file</text:span><text:span text:style-name="T123"> </text:span><text:span text:style-name="T119">hello.txt</text:span></text:p>
            </text:list-item>
          </text:list>
        </text:list-item>
      </text:list>
      <text:h text:style-name="Heading_20_1" text:outline-level="1">Piping </text:h>
      <text:list xml:id="list2431047776" text:style-name="L14">
        <text:list-item>
          <text:p text:style-name="P80">Def: the ability to direct the output of one command as the input of another command </text:p>
          <text:list>
            <text:list-item>
              <text:p text:style-name="P80">For exp -&gt; <text:span text:style-name="T161">command1</text:span> | <text:span text:style-name="T161">command2</text:span></text:p>
            </text:list-item>
          </text:list>
        </text:list-item>
      </text:list>
      <text:h text:style-name="P15" text:outline-level="2"><text:soft-page-break/>Piping – Tree </text:h>
      <text:list xml:id="list2296581967" text:style-name="L15">
        <text:list-item>
          <text:p text:style-name="P81">Def:<text:span text:style-name="T61"> </text:span><text:span text:style-name="T62">The ability to connect multiple commands and </text:span><text:span text:style-name="T20">save</text:span><text:span text:style-name="T62"> the data of these commands in different location</text:span></text:p>
          <text:list>
            <text:list-item>
              <text:p text:style-name="P29"><text:span text:style-name="T166">command1</text:span><text:span text:style-name="T62"> | </text:span><text:span text:style-name="T166">command2</text:span><text:span text:style-name="T62"> | </text:span><text:span text:style-name="T167">tee</text:span><text:span text:style-name="T62"> </text:span><text:span text:style-name="T64">&lt;</text:span><text:span text:style-name="T112">File name </text:span><text:span text:style-name="T113">+ its pwd</text:span><text:span text:style-name="T64">&gt;</text:span></text:p>
              <text:list>
                <text:list-item>
                  <text:p text:style-name="P30"><text:span text:style-name="T64">T</text:span><text:span text:style-name="T61">his will save the output of piping </text:span><text:span text:style-name="T165">command1</text:span><text:span text:style-name="T61"> to </text:span><text:span text:style-name="T165">command2</text:span><text:span text:style-name="T61"> as a file</text:span></text:p>
                </text:list-item>
              </text:list>
            </text:list-item>
            <text:list-item>
              <text:p text:style-name="P29"><text:span text:style-name="T166">command1</text:span><text:span text:style-name="T62"> | </text:span><text:span text:style-name="T166">t</text:span><text:span text:style-name="T167">ee</text:span><text:span text:style-name="T62"> </text:span><text:span text:style-name="T64">&lt;</text:span><text:span text:style-name="T112">File name </text:span><text:span text:style-name="T113">+ its pwd</text:span><text:span text:style-name="T64">&gt; </text:span><text:span text:style-name="T63">| </text:span><text:span text:style-name="T166">command2</text:span><text:span text:style-name="T63"> | </text:span><text:span text:style-name="T166">command3</text:span></text:p>
              <text:list>
                <text:list-item>
                  <text:p text:style-name="P30"><text:span text:style-name="T64">T</text:span><text:span text:style-name="T61">his will save the output of piping </text:span><text:span text:style-name="T165">command1</text:span><text:span text:style-name="T61"> to </text:span><text:span text:style-name="T165">command2</text:span><text:span text:style-name="T61"> as a file, then the actual pipe will continue to </text:span><text:span text:style-name="T165">command3</text:span></text:p>
                </text:list-item>
              </text:list>
            </text:list-item>
          </text:list>
        </text:list-item>
      </text:list>
      <text:h text:style-name="P16" text:outline-level="2"><text:span text:style-name="T160">Piping – x</text:span><text:span text:style-name="T6">args</text:span><text:span text:style-name="T160"> </text:span></text:h>
      <text:list xml:id="list1424283746066" text:continue-numbering="true" text:style-name="L15">
        <text:list-item>
          <text:p text:style-name="P82">Def: <text:span text:style-name="T195">The ability t</text:span><text:span text:style-name="T196">o turn your piped data </text:span><text:span text:style-name="T197">(standard outputs) </text:span><text:span text:style-name="T196">into command line arguments. </text:span>This is mainly because regular pipes only accept standard input and standard output. Therefore for certain command <text:span text:style-name="T197">like </text:span><text:span text:style-name="T174">echo</text:span><text:span text:style-name="T197"> it only accepts command line arguments and it does not accept standard outputs of other commands as its standard input</text:span></text:p>
          <text:list>
            <text:list-item>
              <text:p text:style-name="P29"><text:span text:style-name="T166">command1</text:span><text:span text:style-name="T62"> | </text:span><text:span text:style-name="T166">xargs</text:span><text:span text:style-name="T63"> </text:span><text:span text:style-name="T166">command2</text:span><text:span text:style-name="T62"> | </text:span></text:p>
              <text:list>
                <text:list-item>
                  <text:p text:style-name="P28"><text:span text:style-name="T168">date</text:span><text:span text:style-name="T62"> | </text:span><text:span text:style-name="T166">xargs</text:span><text:span text:style-name="T63"> </text:span><text:span text:style-name="T168">echo</text:span><text:span text:style-name="T62"> | </text:span></text:p>
                  <text:list>
                    <text:list-item>
                      <text:p text:style-name="P31"><text:span text:style-name="T62">d</text:span><text:span text:style-name="T61">ate will produce a standard output. Therefore, echo can not process it. xargs will convert the standard output to command line argument </text:span></text:p>
                    </text:list-item>
                  </text:list>
                </text:list-item>
              </text:list>
              <text:p text:style-name="P32"/>
            </text:list-item>
          </text:list>
        </text:list-item>
      </text:list>
      <text:h text:style-name="Heading_20_1" text:outline-level="1">Redirection </text:h>
      <text:list xml:id="list3622593900" text:style-name="L16">
        <text:list-item>
          <text:p text:style-name="P84">The ability to redirect the output, input, or errors of files or commands </text:p>
        </text:list-item>
        <text:list-item>
          <text:p text:style-name="P84">A single &lt; or &gt; will overwrite the content but double &lt;&lt; or &gt;&gt; will append to the content </text:p>
        </text:list-item>
        <text:list-item>
          <text:p text:style-name="P84">using a single larger sign “&gt;” manes redirect the output </text:p>
          <text:list>
            <text:list-item>
              <text:p text:style-name="P33"><text:span text:style-name="T55">Exp:-</text:span><text:span text:style-name="T188"> </text:span><text:span text:style-name="T161">cat</text:span> &gt; output.txt <text:s/></text:p>
            </text:list-item>
          </text:list>
        </text:list-item>
        <text:list-item>
          <text:p text:style-name="P84">using the number 2 and a single larger sign “2&gt;” manes redirect the output </text:p>
          <text:list>
            <text:list-item>
              <text:p text:style-name="P33"><text:span text:style-name="T55">Exp:- </text:span><text:span text:style-name="T161">cat</text:span> <text:span text:style-name="T127">-</text:span><text:span text:style-name="T137">k </text:span><text:span text:style-name="T238">blah 2</text:span>&gt; <text:span text:style-name="T238">error</text:span>.txt </text:p>
            </text:list-item>
            <text:list-item>
              <text:p text:style-name="P34">If you wished to send errors to the <text:span text:style-name="T153">pit bucket</text:span> then you can send these errors to <text:span text:style-name="T153">/dev/null</text:span></text:p>
            </text:list-item>
            <text:list-item>
              <text:p text:style-name="P34">This means the errors will be sent to <text:span text:style-name="T153">/dev/null</text:span> and will be directly deleted <text:s/></text:p>
              <text:list>
                <text:list-item>
                  <text:p text:style-name="P34">Exp: <text:s/><text:span text:style-name="T191">cat</text:span><text:span text:style-name="T239"> </text:span><text:span text:style-name="T142">-</text:span><text:span text:style-name="T137">k </text:span><text:span text:style-name="T238">blah 2</text:span><text:span text:style-name="T239">&gt; /</text:span>dev/null </text:p>
                </text:list-item>
              </text:list>
            </text:list-item>
          </text:list>
        </text:list-item>
        <text:list-item>
          <text:p text:style-name="P84">using the number 0 and a single smaller sign “0&lt;” manes redirect the input</text:p>
          <text:list>
            <text:list-item>
              <text:p text:style-name="P33"><text:span text:style-name="T55">Exp:- </text:span><text:span text:style-name="T161">cat</text:span> &lt;<text:span text:style-name="T237">0 </text:span><text:span text:style-name="T238">error</text:span>.txt </text:p>
            </text:list-item>
          </text:list>
        </text:list-item>
      </text:list>
      <text:h text:style-name="Heading_20_1" text:outline-level="1">Wildcards </text:h>
      <text:list xml:id="list311037473" text:style-name="L17">
        <text:list-item>
          <text:p text:style-name="P86">The ability to find a specific commonality between files or folders and executing an action between them </text:p>
        </text:list-item>
        <text:list-item>
          <text:p text:style-name="P86">The types of wilds cards:</text:p>
          <text:list>
            <text:list-item>
              <text:p text:style-name="P86">The star * wild card :- This wild card means anything </text:p>
              <text:list>
                <text:list-item>
                  <text:p text:style-name="P83">For Exp: <text:span text:style-name="T107">rm </text:span><text:span text:style-name="T36">*</text:span><text:span text:style-name="T56">2</text:span><text:span text:style-name="T36">*</text:span></text:p>
                  <text:list>
                    <text:list-item>
                      <text:p text:style-name="P50"><text:soft-page-break/><text:span text:style-name="T250">T</text:span>his means remove anything file or folder that has a 2 within it. not in its end nor in its start. The start and the end can be anything </text:p>
                    </text:list-item>
                  </text:list>
                </text:list-item>
              </text:list>
            </text:list-item>
            <text:list-item>
              <text:p text:style-name="P86">The question mark ? wild card :- This wild card anything but for specific number of characters</text:p>
              <text:list>
                <text:list-item>
                  <text:p text:style-name="P83">For Exp: <text:span text:style-name="T107">rm </text:span><text:span text:style-name="T36">*</text:span><text:span text:style-name="T56">2</text:span><text:span text:style-name="T36">???</text:span></text:p>
                  <text:list>
                    <text:list-item>
                      <text:p text:style-name="P85"><text:span text:style-name="T23">T</text:span><text:span text:style-name="T24">his means remove anything file or folder that has a 2 within it. not in its end nor in its start. Also, before the 2. You can have anything as many characters as you want etc. However after the 2 you must have only four characters <text:s/></text:span></text:p>
                    </text:list-item>
                  </text:list>
                </text:list-item>
              </text:list>
            </text:list-item>
            <text:list-item>
              <text:p text:style-name="P86">The curly brackets {} wild card :- A more specific wild card</text:p>
              <text:list>
                <text:list-item>
                  <text:p text:style-name="P85"><text:span text:style-name="T71">For Exp: </text:span><text:span text:style-name="T91">l</text:span><text:span text:style-name="T92">s </text:span><text:span text:style-name="T17">k</text:span><text:span text:style-name="T26">{</text:span><text:span text:style-name="T18">1..40</text:span><text:span text:style-name="T26">}</text:span><text:span text:style-name="T17">.txt</text:span><text:span text:style-name="T92"> </text:span></text:p>
                  <text:list>
                    <text:list-item>
                      <text:p text:style-name="P85"><text:span text:style-name="T23">T</text:span><text:span text:style-name="T24">his means list every text file, because the ending is with .txt</text:span></text:p>
                    </text:list-item>
                    <text:list-item>
                      <text:p text:style-name="P50">Also, the files you list must start with k and have the following format k1.txt k2.txt and so on all the way to k40.txt</text:p>
                    </text:list-item>
                    <text:list-item>
                      <text:p text:style-name="P50">Please note here we are using the dash to show that the files go from 1 .. 40. You do not just need numerical you can use alphabetical as well</text:p>
                      <text:list>
                        <text:list-item>
                          <text:p text:style-name="P86"><text:span text:style-name="T14">For </text:span><text:span text:style-name="T17">Exp:- </text:span><text:span text:style-name="T92"><text:s/></text:span><text:span text:style-name="T93">l</text:span><text:span text:style-name="T92">s </text:span><text:span text:style-name="T17">k</text:span><text:span text:style-name="T25">{</text:span><text:span text:style-name="T17">1..</text:span><text:span text:style-name="T19">9</text:span><text:span text:style-name="T25">}{</text:span><text:span text:style-name="T19">1..9</text:span><text:span text:style-name="T25">}{</text:span><text:span text:style-name="T19">A..Z</text:span><text:span text:style-name="T25">}{</text:span><text:span text:style-name="T19">a..z</text:span><text:span text:style-name="T25">}{</text:span><text:span text:style-name="T19">1..9</text:span><text:span text:style-name="T25">}</text:span><text:span text:style-name="T19">.</text:span><text:span text:style-name="T17">txt</text:span></text:p>
                          <text:list>
                            <text:list-item>
                              <text:p text:style-name="P85"><text:span text:style-name="T17">this will bring back any file that matches </text:span><text:span text:style-name="T18">any</text:span><text:span text:style-name="T17"> the following names: k1</text:span><text:span text:style-name="T19">1Ab9</text:span><text:span text:style-name="T17">.txt and so on each bracket is a digit and you can have multiple digests</text:span></text:p>
                            </text:list-item>
                          </text:list>
                        </text:list-item>
                      </text:list>
                    </text:list-item>
                  </text:list>
                </text:list-item>
              </text:list>
            </text:list-item>
          </text:list>
        </text:list-item>
      </text:list>
      <text:h text:style-name="P6" text:outline-level="1">Bash Scripting </text:h>
      <text:list xml:id="list1760285550" text:style-name="L18">
        <text:list-item>
          <text:p text:style-name="P87"><text:span text:style-name="T123">Each bash script must contain the following line as its first line: </text:span><text:span text:style-name="T143">#! /usr/bin/bash</text:span><text:span text:style-name="T123"> (this line present the bash’s pwd with respect to this machine) </text:span></text:p>
        </text:list-item>
        <text:list-item>
          <text:p text:style-name="P87"><text:span text:style-name="T123">To run a bash script </text:span><text:span text:style-name="T144">Not as a command</text:span><text:span text:style-name="T123"> -&gt; </text:span><text:span text:style-name="T89">bash </text:span><text:span text:style-name="T86">&lt;</text:span><text:span text:style-name="T124">The Bash’s Script name + its pwd</text:span><text:span text:style-name="T86">&gt;</text:span></text:p>
        </text:list-item>
      </text:list>
      <text:h text:style-name="P14" text:outline-level="2">A good practice <text:span text:style-name="T144">of Bash scripts </text:span></text:h>
      <text:list xml:id="list1424468757563" text:continue-numbering="true" text:style-name="L18">
        <text:list-item>
          <text:list>
            <text:list-item>
              <text:p text:style-name="P87"><text:span text:style-name="T123">create bash scripts in the nano editor -&gt; </text:span><text:span text:style-name="T163">nano</text:span><text:span text:style-name="T89"> </text:span><text:span text:style-name="T86">&lt;</text:span><text:span text:style-name="T124">The Bash’s Script name + its pwd</text:span><text:span text:style-name="T86">&gt;.</text:span><text:span text:style-name="T123">sh</text:span></text:p>
            </text:list-item>
            <text:list-item>
              <text:p text:style-name="P88">is after creating bash scripts is to end them with -&gt; .sh </text:p>
            </text:list-item>
            <text:list-item>
              <text:p text:style-name="P88">Bash scripts are more useful that aliases is because they can contain multiple commands, however aliases contain a single command</text:p>
            </text:list-item>
            <text:list-item>
              <text:p text:style-name="P89">Run the bash scripts as a command not as a bash script only</text:p>
              <text:list>
                <text:list-item>
                  <text:p text:style-name="P89">must create the bash script in the bin folder of the home directory</text:p>
                </text:list-item>
                <text:list-item>
                  <text:p text:style-name="P89">view section 2 of the notes </text:p>
                </text:list-item>
              </text:list>
            </text:list-item>
          </text:list>
        </text:list-item>
      </text:list>
      <text:p text:style-name="P2"/>
      <text:h text:style-name="P6" text:outline-level="1"><text:soft-page-break/>Automation &amp; Scheduling </text:h>
      <text:list xml:id="list1820330037" text:style-name="L19">
        <text:list-item>
          <text:p text:style-name="P90"><text:span text:style-name="T160">A</text:span><text:span text:style-name="T145">utomate and schedule specific programs mainly </text:span><text:span text:style-name="T164">bash</text:span><text:span text:style-name="T145"> programs </text:span><text:span text:style-name="T160">(you can do it with typing an actual single line command within the </text:span><text:span text:style-name="T162">crontab</text:span><text:span text:style-name="T27">).</text:span><text:span text:style-name="T160"> You need to follow the following steps:</text:span></text:p>
        </text:list-item>
      </text:list>
      <text:list xml:id="list1180352952" text:style-name="L20">
        <text:list-item>
          <text:p text:style-name="P91"><text:span text:style-name="T145">Type the following to open the crontab -&gt; </text:span><text:span text:style-name="T146">crontab</text:span><text:span text:style-name="T147"> </text:span><text:span text:style-name="T149">-e</text:span><text:span text:style-name="T147"> </text:span><text:span text:style-name="T148"><text:s/></text:span></text:p>
        </text:list-item>
        <text:list-item>
          <text:p text:style-name="P92">select the nano editor as your editor </text:p>
        </text:list-item>
        <text:list-item>
          <text:p text:style-name="P92">scroll all the way to the bottom and add the specific properties of your to be scheduled script to fill full the: minutes, hours, day of month, month, day of week, command</text:p>
        </text:list-item>
        <text:list-item>
          <text:p text:style-name="P91"><text:span text:style-name="T148">when done to save an update to a nano editor click <text:s/></text:span><text:span text:style-name="T158">Ctrl <text:s/></text:span><text:span text:style-name="T159">o</text:span><text:span text:style-name="T158">, </text:span><text:span text:style-name="T15">then exit the nano editor by typing</text:span><text:span text:style-name="T150"> </text:span><text:span text:style-name="T158">Ctrl <text:s/></text:span><text:span text:style-name="T159">x</text:span></text:p>
        </text:list-item>
      </text:list>
      <text:list xml:id="list3733196328" text:style-name="L21">
        <text:list-item>
          <text:p text:style-name="P35"><text:span text:style-name="T16">G</text:span><text:span text:style-name="T15">o to </text:span><text:a xlink:type="simple" xlink:href="https://crontab.guru/" text:style-name="Internet_20_link" text:visited-style-name="Visited_20_Internet_20_Link">https://crontab.guru/</text:a><text:span text:style-name="T15"> a very good website </text:span><text:span text:style-name="T16">for examples</text:span></text:p>
        </text:list-item>
      </text:list>
      <text:h text:style-name="P10" text:outline-level="1"><text:span text:style-name="T2">Installing</text:span><text:span text:style-name="T1"> &amp; </text:span><text:span text:style-name="T2">Uninstalling Programs</text:span> </text:h>
      <text:h text:style-name="Heading_20_2" text:outline-level="2">Installing software packages steps </text:h>
      <text:list xml:id="list3950287728" text:style-name="L22">
        <text:list-item>
          <text:p text:style-name="P93"><text:span text:style-name="T226">Start by updating the cache of your system by using the </text:span><text:span text:style-name="T134">get</text:span><text:span text:style-name="T226"> option </text:span><text:span text:style-name="T229">and the </text:span><text:span text:style-name="T135">update</text:span><text:span text:style-name="T229"> option</text:span><text:span text:style-name="T226"> -&gt; </text:span><text:span text:style-name="T186">sudo</text:span><text:span text:style-name="T229"> </text:span><text:span text:style-name="T185">apt</text:span><text:span text:style-name="T134">-</text:span><text:span text:style-name="T135">get</text:span><text:span text:style-name="T226"> </text:span><text:span text:style-name="T135">update</text:span></text:p>
        </text:list-item>
        <text:list-item>
          <text:p text:style-name="P93"><text:span text:style-name="T229">A good practice is to make sure that all your used packages are up to date therefore you can upgrade them, using the get </text:span><text:span text:style-name="T135">option</text:span><text:span text:style-name="T229"> and the </text:span><text:span text:style-name="T135">upgrade</text:span><text:span text:style-name="T229"> option -&gt; </text:span><text:span text:style-name="T186">sudo</text:span><text:span text:style-name="T229"> </text:span><text:span text:style-name="T185">apt</text:span><text:span text:style-name="T134">-</text:span><text:span text:style-name="T135">get</text:span><text:span text:style-name="T226"> </text:span><text:span text:style-name="T135">upgrade</text:span></text:p>
        </text:list-item>
        <text:list-item>
          <text:p text:style-name="P94"><text:span text:style-name="T226">Begin by searching the available packages within the cache of your system using the </text:span><text:span text:style-name="T134">cache</text:span><text:span text:style-name="T226"> option and </text:span><text:span text:style-name="T134">search</text:span><text:span text:style-name="T226"> option, using a given key word -&gt; </text:span><text:span text:style-name="T185">apt</text:span><text:span text:style-name="T134">-cache</text:span><text:span text:style-name="T226"> </text:span><text:span text:style-name="T134">search</text:span><text:span text:style-name="T226"> &lt;</text:span><text:span text:style-name="T227">key word</text:span><text:span text:style-name="T226">&gt;</text:span></text:p>
        </text:list-item>
        <text:list-item>
          <text:p text:style-name="P94"><text:span text:style-name="T226">Once you filter out specific packages that you might be interested and if you would like to view further information about a specific package use the </text:span><text:span text:style-name="T134">cache</text:span><text:span text:style-name="T226"> option and the </text:span><text:span text:style-name="T134">show</text:span><text:span text:style-name="T226"> option -&gt; </text:span><text:span text:style-name="T185">apt</text:span><text:span text:style-name="T134">-cache</text:span><text:span text:style-name="T226"> </text:span><text:span text:style-name="T134">show</text:span><text:span text:style-name="T226"> &lt;</text:span><text:span text:style-name="T228">The name of the package</text:span><text:span text:style-name="T226">&gt;</text:span></text:p>
        </text:list-item>
        <text:list-item>
          <text:p text:style-name="P93"><text:span text:style-name="T226">If you would like to install the package now you would need to use the </text:span><text:span text:style-name="T134">get</text:span><text:span text:style-name="T226"> option and the </text:span><text:span text:style-name="T185">install</text:span><text:span text:style-name="T226"> command -&gt; </text:span><text:span text:style-name="T185">apt</text:span><text:span text:style-name="T134">-get</text:span><text:span text:style-name="T226"> </text:span><text:span text:style-name="T184">install</text:span><text:span text:style-name="T226"> &lt;</text:span><text:span text:style-name="T228">The name of the package</text:span><text:span text:style-name="T226">&gt;</text:span></text:p>
        </text:list-item>
      </text:list>
      <text:h text:style-name="Heading_20_2" text:outline-level="2"><text:span text:style-name="T229">Uni</text:span>nstalling software packages steps</text:h>
      <text:list xml:id="list3981318701" text:style-name="L23">
        <text:list-item>
          <text:p text:style-name="P96">There are at least 2 methods involved in removing a software packages. We will go over each method and explain what does it do</text:p>
        </text:list-item>
        <text:list-item>
          <text:p text:style-name="P95"><text:span text:style-name="T229">Method 1 – Removing a software package and its </text:span><text:span text:style-name="T154">not</text:span><text:span text:style-name="T229"> its configurations using the </text:span><text:span text:style-name="T186">remove</text:span><text:span text:style-name="T229"> command. This is not the best method to use, because the previous settings of the package will stay in your computer. This might be fine if you would like to reinstall the package again. You must use the </text:span><text:span text:style-name="T135">get</text:span><text:span text:style-name="T229"> option and the </text:span><text:span text:style-name="T186">remove</text:span><text:span text:style-name="T229"> command</text:span></text:p>
        </text:list-item>
      </text:list>
      <text:list xml:id="list3284476992" text:style-name="L24">
        <text:list-item>
          <text:list>
            <text:list-item>
              <text:p text:style-name="P97"><text:span text:style-name="T161">sudo</text:span> <text:span text:style-name="T161">apt</text:span><text:span text:style-name="T127">-get</text:span> <text:span text:style-name="T161">remove</text:span> <text:span text:style-name="T226">&lt;</text:span><text:span text:style-name="T228">The name of the package</text:span><text:span text:style-name="T226">&gt;</text:span></text:p>
            </text:list-item>
          </text:list>
        </text:list-item>
        <text:list-item>
          <text:p text:style-name="P99"><text:soft-page-break/><text:span text:style-name="T229">Method 1 – Removing a software package and its <text:s/>its configurations using the </text:span><text:span text:style-name="T186">purge</text:span><text:span text:style-name="T229"> command. This is <text:s/>the best method to use, because the previous settings of the package will be removed as well. You must use the </text:span><text:span text:style-name="T135">get</text:span><text:span text:style-name="T229"> option and the </text:span><text:span text:style-name="T186">purge</text:span><text:span text:style-name="T229"> command</text:span></text:p>
          <text:list>
            <text:list-item>
              <text:p text:style-name="P99"><text:span text:style-name="T186">sudo</text:span><text:span text:style-name="T229"> </text:span><text:span text:style-name="T186">apt</text:span><text:span text:style-name="T135">-get</text:span><text:span text:style-name="T229"> </text:span><text:span text:style-name="T186">purge</text:span><text:span text:style-name="T229"> </text:span><text:span text:style-name="T226">&lt;</text:span><text:span text:style-name="T228">The name of the package</text:span><text:span text:style-name="T226">&gt;</text:span></text:p>
            </text:list-item>
          </text:list>
        </text:list-item>
      </text:list>
      <text:h text:style-name="P17" text:outline-level="2"><text:span text:style-name="T229">Uni</text:span>nstalling software packages steps – <text:span text:style-name="T229">Removal of unused dependent packages &amp; compressed files </text:span></text:h>
      <text:list xml:id="list559406136" text:style-name="L25">
        <text:list-item>
          <text:p text:style-name="P98">The removal of all dependent packages that are no longer useful, because the main package has been uninstalled. <text:span text:style-name="T230">Using the </text:span><text:span text:style-name="T136">get</text:span><text:span text:style-name="T230"> option and the </text:span><text:span text:style-name="T187">autoremove</text:span><text:span text:style-name="T230"> command.</text:span></text:p>
          <text:list>
            <text:list-item>
              <text:p text:style-name="P100"><text:span text:style-name="T186">sudo</text:span><text:span text:style-name="T229"> </text:span><text:span text:style-name="T186">apt</text:span><text:span text:style-name="T135">-get</text:span><text:span text:style-name="T229"> </text:span><text:span text:style-name="T187">autoremove </text:span></text:p>
            </text:list-item>
          </text:list>
        </text:list-item>
        <text:list-item>
          <text:p text:style-name="P100"><text:span text:style-name="T229">The removal of all compressed files that were downloaded with the packages, regardless of the package. </text:span><text:span text:style-name="T230">All compressed files are installed in var/cache/apt/archieves. Using the </text:span><text:span text:style-name="T136">get</text:span><text:span text:style-name="T230"> option and the </text:span><text:span text:style-name="T187">clean</text:span><text:span text:style-name="T230"> command.</text:span></text:p>
          <text:list>
            <text:list-item>
              <text:p text:style-name="P100"><text:span text:style-name="T186">sudo</text:span><text:span text:style-name="T229"> </text:span><text:span text:style-name="T186">apt</text:span><text:span text:style-name="T135">-get</text:span><text:span text:style-name="T229"> </text:span><text:span text:style-name="T187">clean </text:span></text:p>
            </text:list-item>
          </text:list>
        </text:list-item>
        <text:list-item>
          <text:p text:style-name="P100"><text:span text:style-name="T229">The removal of </text:span><text:span text:style-name="T230">the</text:span><text:span text:style-name="T229"> compressed files that </text:span><text:span text:style-name="T230">are no longer downloadable from repositories. However, this option will keep all the compressed files that we can still download. This is in case use uninstalled a package and alter wanted to install. All compressed files are installed in var/cache/apt/archieves. Using the </text:span><text:span text:style-name="T136">get</text:span><text:span text:style-name="T230"> option and the </text:span><text:span text:style-name="T187">autoclean</text:span><text:span text:style-name="T230"> command.</text:span></text:p>
          <text:list>
            <text:list-item>
              <text:p text:style-name="P100"><text:span text:style-name="T186">sudo</text:span><text:span text:style-name="T229"> </text:span><text:span text:style-name="T186">apt</text:span><text:span text:style-name="T135">-get</text:span><text:span text:style-name="T229"> </text:span><text:span text:style-name="T187">autoclean </text:span></text:p>
            </text:list-item>
          </text:list>
        </text:list-item>
      </text:list>
      <text:p text:style-name="P5"/>
      <text:h text:style-name="P6" text:outline-level="1"><text:span text:style-name="T1">Compressing &amp; Decompressing Files</text:span> </text:h>
      <text:h text:style-name="P14" text:outline-level="2">Compressing Files</text:h>
      <text:list xml:id="list926684251" text:style-name="L26">
        <text:list-item>
          <text:p text:style-name="P101">There are two methods of compressing files</text:p>
        </text:list-item>
      </text:list>
      <text:list xml:id="list4273642468" text:style-name="L27">
        <text:list-item>
          <text:list>
            <text:list-item>
              <text:p text:style-name="P102">Two steps process (to follow it go to the more detailed .odt file)</text:p>
              <text:list>
                <text:list-item>
                  <text:p text:style-name="P102">Create a tarball (the folder that will contain all of your files)</text:p>
                </text:list-item>
                <text:list-item>
                  <text:p text:style-name="P102">Move all the files into the tarball folder and compress it </text:p>
                </text:list-item>
              </text:list>
            </text:list-item>
            <text:list-item>
              <text:p text:style-name="P102">The single step process </text:p>
              <text:list>
                <text:list-item>
                  <text:p text:style-name="P102">Create the tarball, move the files into it and compress it </text:p>
                </text:list-item>
              </text:list>
            </text:list-item>
          </text:list>
        </text:list-item>
      </text:list>
      <text:list xml:id="list1005046068" text:style-name="L28">
        <text:list-item>
          <text:p text:style-name="P103">Example of the single step process </text:p>
          <text:list>
            <text:list-item>
              <text:p text:style-name="P103">You must use the tar command to create the tarball and compress it using one of the compressing methods which are: gzip, bzip2</text:p>
            </text:list-item>
            <text:list-item>
              <text:p text:style-name="P105"><text:soft-page-break/>In the single step process you do not need to create the tarball or the direcotry before hand you can do it all at once within the single line</text:p>
            </text:list-item>
            <text:list-item>
              <text:p text:style-name="P103">For using only <text:span text:style-name="T161">zip</text:span> you do not need to use the <text:span text:style-name="T161">tar</text:span> command </text:p>
              <text:list>
                <text:list-item>
                  <text:p text:style-name="P104"><text:span text:style-name="T197">Exp compressing using </text:span><text:span text:style-name="T174">gzip</text:span><text:span text:style-name="T197"> -&gt; </text:span><text:span text:style-name="T174">tar</text:span><text:span text:style-name="T197"> </text:span><text:span text:style-name="T128">-cvzf </text:span><text:span text:style-name="T197">&lt;The name of the tarball + its pwd&gt;</text:span><text:span text:style-name="T174">.gz</text:span><text:span text:style-name="T197"> <text:s/>&lt;files you need to zip&gt; </text:span></text:p>
                </text:list-item>
                <text:list-item>
                  <text:p text:style-name="P104"><text:span text:style-name="T197">Exp compressing using </text:span><text:span text:style-name="T174">bzip2</text:span><text:span text:style-name="T197"> -&gt; </text:span><text:span text:style-name="T174">tar</text:span><text:span text:style-name="T197"> </text:span><text:span text:style-name="T128">-cvjf </text:span><text:span text:style-name="T197">&lt;The name of the tarball + its pwd&gt;</text:span><text:span text:style-name="T174">.bz2</text:span><text:span text:style-name="T197"> <text:s/>&lt;files you need to zip&gt; </text:span></text:p>
                </text:list-item>
                <text:list-item>
                  <text:p text:style-name="P104"><text:span text:style-name="T37">Exp compressing using </text:span><text:span text:style-name="T175">zip</text:span><text:span text:style-name="T37"> -&gt; <text:s/></text:span><text:span text:style-name="T175">zip</text:span><text:span text:style-name="T38"> </text:span><text:span text:style-name="T37">&lt;me </text:span><text:span text:style-name="T38">file</text:span><text:span text:style-name="T37"> + its pwd&gt;.</text:span><text:span text:style-name="T175">zip</text:span><text:span text:style-name="T37"> <text:s/>&lt;files you need to zip&gt; </text:span></text:p>
                </text:list-item>
              </text:list>
            </text:list-item>
          </text:list>
        </text:list-item>
      </text:list>
      <text:p text:style-name="P3"/>
      <text:h text:style-name="P14" text:outline-level="2"><text:span text:style-name="T198">Dec</text:span>ompressing Files</text:h>
      <text:list xml:id="list1423887222066" text:continue-numbering="true" text:style-name="L28">
        <text:list-item>
          <text:p text:style-name="P103">There are two methods of <text:span text:style-name="T198">de</text:span>compressing files</text:p>
          <text:list>
            <text:list-item>
              <text:p text:style-name="P103">Two steps process (to follow it go to the more detailed .odt file)</text:p>
              <text:list>
                <text:list-item>
                  <text:p text:style-name="P103">Create a tarball (the folder that will contain all of your files)</text:p>
                </text:list-item>
                <text:list-item>
                  <text:p text:style-name="P103">Move all the files into the tarball folder and compress it </text:p>
                </text:list-item>
              </text:list>
            </text:list-item>
            <text:list-item>
              <text:p text:style-name="P103">The single step process </text:p>
              <text:list>
                <text:list-item>
                  <text:p text:style-name="P103">Create the tarball, move the files into it and compress it </text:p>
                </text:list-item>
              </text:list>
            </text:list-item>
          </text:list>
        </text:list-item>
        <text:list-item>
          <text:p text:style-name="P103">Example of the single step process </text:p>
          <text:list>
            <text:list-item>
              <text:p text:style-name="P103">For using only <text:span text:style-name="T161">zip</text:span> you do not need to use the <text:span text:style-name="T161">tar</text:span> command </text:p>
              <text:list>
                <text:list-item>
                  <text:p text:style-name="P104"><text:span text:style-name="T197">Exp compressing using </text:span><text:span text:style-name="T174">gzip</text:span><text:span text:style-name="T197"> -&gt; </text:span><text:span text:style-name="T174">tar</text:span><text:span text:style-name="T197"> </text:span><text:span text:style-name="T128">-</text:span><text:span text:style-name="T129">x</text:span><text:span text:style-name="T128">vzf </text:span><text:span text:style-name="T197">&lt;The name of the tarball + its pwd&gt;</text:span><text:span text:style-name="T174">.gz</text:span><text:span text:style-name="T197"> <text:s/></text:span></text:p>
                </text:list-item>
                <text:list-item>
                  <text:p text:style-name="P104"><text:span text:style-name="T197">Exp compressing using </text:span><text:span text:style-name="T174">bzip2</text:span><text:span text:style-name="T197"> -&gt; </text:span><text:span text:style-name="T174">tar</text:span><text:span text:style-name="T197"> </text:span><text:span text:style-name="T128">-</text:span><text:span text:style-name="T129">x</text:span><text:span text:style-name="T128">vjf </text:span><text:span text:style-name="T197">&lt;The name of the tarball + its pwd&gt;</text:span><text:span text:style-name="T174">.bz2</text:span><text:span text:style-name="T197"> <text:s/></text:span></text:p>
                </text:list-item>
                <text:list-item>
                  <text:p text:style-name="P104"><text:span text:style-name="T37">Exp compressing using </text:span><text:span text:style-name="T175">zip</text:span><text:span text:style-name="T37"> -&gt; </text:span><text:span text:style-name="T175">unzip</text:span><text:span text:style-name="T37"> &lt;The name </text:span><text:span text:style-name="T38">file</text:span><text:span text:style-name="T37"> + its pwd&gt;.</text:span><text:span text:style-name="T175">zip</text:span><text:span text:style-name="T37"> </text:span></text:p>
                  <text:list>
                    <text:list-header>
                      <text:p text:style-name="P51"/>
                    </text:list-header>
                  </text:list>
                </text:list-item>
              </text:list>
            </text:list-item>
          </text:list>
        </text:list-item>
      </text:list>
      <text:h text:style-name="P11"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14pt"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font-size="85%" fo:font-style="italic" fo:font-weight="normal" fo:background-color="transparent"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2T12:10:39.757588045</meta:creation-date>
    <dc:date>2022-02-12T00:14:22.887995152</dc:date>
    <meta:editing-duration>P4DT5H52M11S</meta:editing-duration>
    <meta:editing-cycles>14</meta:editing-cycles>
    <meta:generator>LibreOffice/6.4.7.2$Linux_X86_64 LibreOffice_project/40$Build-2</meta:generator>
    <meta:document-statistic meta:table-count="0" meta:image-count="0" meta:object-count="0" meta:page-count="12" meta:paragraph-count="259" meta:word-count="4021" meta:character-count="20659" meta:non-whitespace-character-count="16937"/>
  </office:meta>
</office:document-meta>
</file>